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fo:font-size="11pt" officeooo:rsid="03f04485" officeooo:paragraph-rsid="00140f28" style:font-size-asian="11pt" style:font-size-complex="11pt"/>
    </style:style>
    <style:style style:name="P2" style:family="paragraph" style:parent-style-name="Standard">
      <style:text-properties fo:font-variant="normal" fo:text-transform="none" fo:color="#c9211e" loext:opacity="100%" style:font-name="Liberation Serif" fo:font-size="10.5pt" fo:letter-spacing="normal" fo:font-style="normal" style:text-underline-style="none" fo:font-weight="normal" officeooo:rsid="05ff7d72" officeooo:paragraph-rsid="00310f30" style:font-size-asian="11pt" style:font-style-asian="normal" style:font-size-complex="11pt" style:font-style-complex="normal"/>
    </style:style>
    <style:style style:name="P3" style:family="paragraph" style:parent-style-name="Standard">
      <style:text-properties fo:font-variant="normal" fo:text-transform="none" fo:color="#c9211e" loext:opacity="100%" style:font-name="Liberation Serif" fo:font-size="10.5pt" fo:letter-spacing="normal" fo:font-style="normal" style:text-underline-style="none" fo:font-weight="normal" officeooo:rsid="0032a091" officeooo:paragraph-rsid="0032a091" style:font-size-asian="11pt" style:font-style-asian="normal" style:font-size-complex="11pt" style:font-style-complex="normal"/>
    </style:style>
    <style:style style:name="P4" style:family="paragraph" style:parent-style-name="Standard">
      <style:text-properties fo:font-variant="normal" fo:text-transform="none" fo:color="#c9211e" loext:opacity="100%" style:font-name="Liberation Serif" fo:font-size="10.5pt" fo:letter-spacing="normal" fo:font-style="normal" style:text-underline-style="none" fo:font-weight="normal" officeooo:rsid="067fc450" officeooo:paragraph-rsid="00380c45" style:font-size-asian="11pt" style:font-style-asian="normal" style:font-size-complex="11pt" style:font-style-complex="normal"/>
    </style:style>
    <style:style style:name="P5" style:family="paragraph" style:parent-style-name="Standard" style:list-style-name="L1">
      <style:text-properties officeooo:paragraph-rsid="00380c45"/>
    </style:style>
    <style:style style:name="P6" style:family="paragraph" style:parent-style-name="Standard" style:list-style-name="L1">
      <style:text-properties style:use-window-font-color="true" loext:opacity="0%" fo:font-size="11pt" officeooo:rsid="03f323e6" officeooo:paragraph-rsid="00140f28" style:font-size-asian="11pt" style:font-size-complex="11pt"/>
    </style:style>
    <style:style style:name="P7" style:family="paragraph" style:parent-style-name="Standard" style:list-style-name="L1">
      <style:text-properties style:use-window-font-color="true" loext:opacity="0%" fo:font-size="11pt" style:text-underline-style="none" officeooo:rsid="03f8bf5a" officeooo:paragraph-rsid="00140f28" style:font-size-asian="11pt" style:font-size-complex="11pt"/>
    </style:style>
    <style:style style:name="P8" style:family="paragraph" style:parent-style-name="Standard" style:list-style-name="L1">
      <style:text-properties style:use-window-font-color="true" loext:opacity="0%" fo:font-size="11pt" style:text-underline-style="none" officeooo:rsid="03fc6e96" officeooo:paragraph-rsid="00140f28" style:font-size-asian="11pt" style:font-size-complex="11pt"/>
    </style:style>
    <style:style style:name="P9" style:family="paragraph" style:parent-style-name="Standard" style:list-style-name="L1">
      <style:text-properties style:use-window-font-color="true" loext:opacity="0%" officeooo:paragraph-rsid="00140f28"/>
    </style:style>
    <style:style style:name="P10" style:family="paragraph" style:parent-style-name="Standard" style:list-style-name="L1">
      <style:text-properties style:use-window-font-color="true" loext:opacity="0%" officeooo:rsid="0492710b" officeooo:paragraph-rsid="00161eef"/>
    </style:style>
    <style:style style:name="P11" style:family="paragraph" style:parent-style-name="Standard" style:list-style-name="L1">
      <style:text-properties style:use-window-font-color="true" loext:opacity="0%" officeooo:rsid="04b85ca5" officeooo:paragraph-rsid="001aaca7"/>
    </style:style>
    <style:style style:name="P12" style:family="paragraph" style:parent-style-name="Standard" style:list-style-name="L1">
      <style:text-properties style:use-window-font-color="true" loext:opacity="0%" officeooo:rsid="04eea7ce" officeooo:paragraph-rsid="00231aeb"/>
    </style:style>
    <style:style style:name="P13" style:family="paragraph" style:parent-style-name="Standard" style:list-style-name="L1">
      <style:text-properties style:use-window-font-color="true" loext:opacity="0%" officeooo:rsid="04ed6e9d" officeooo:paragraph-rsid="00231aeb"/>
    </style:style>
    <style:style style:name="P14" style:family="paragraph" style:parent-style-name="Standard" style:list-style-name="L1">
      <style:text-properties officeooo:rsid="03f43394" officeooo:paragraph-rsid="00140f28"/>
    </style:style>
    <style:style style:name="P15" style:family="paragraph" style:parent-style-name="Standard" style:list-style-name="L1">
      <style:text-properties fo:color="#c9211e" loext:opacity="100%" fo:font-size="11pt" style:text-underline-style="none" officeooo:rsid="03fed523" officeooo:paragraph-rsid="00140f28" style:font-size-asian="11pt" style:font-size-complex="11pt"/>
    </style:style>
    <style:style style:name="P16" style:family="paragraph" style:parent-style-name="Standard" style:list-style-name="L1">
      <style:text-properties fo:color="#c9211e" loext:opacity="100%" fo:font-size="11pt" style:text-underline-style="none" officeooo:rsid="03fb461e" officeooo:paragraph-rsid="00140f28" style:font-size-asian="11pt" style:font-size-complex="11pt"/>
    </style:style>
    <style:style style:name="P17" style:family="paragraph" style:parent-style-name="Standard" style:list-style-name="L1">
      <style:text-properties fo:color="#c9211e" loext:opacity="100%" fo:font-size="11pt" style:text-underline-style="none" officeooo:rsid="03fc6e96" officeooo:paragraph-rsid="00140f28" style:font-size-asian="11pt" style:font-size-complex="11pt"/>
    </style:style>
    <style:style style:name="P18" style:family="paragraph" style:parent-style-name="Standard" style:list-style-name="L1">
      <style:text-properties fo:color="#c9211e" loext:opacity="100%" fo:font-size="11pt" style:text-underline-style="none" officeooo:rsid="042aab1a" officeooo:paragraph-rsid="00140f28" style:font-size-asian="11pt" style:font-size-complex="11pt"/>
    </style:style>
    <style:style style:name="P19" style:family="paragraph" style:parent-style-name="Standard" style:list-style-name="L1">
      <style:text-properties officeooo:rsid="03fb461e" officeooo:paragraph-rsid="00140f28"/>
    </style:style>
    <style:style style:name="P20"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2aab1a" officeooo:paragraph-rsid="00140f28" style:font-size-asian="11pt" style:font-size-complex="11pt"/>
    </style:style>
    <style:style style:name="P21"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2c4307" officeooo:paragraph-rsid="00140f28" style:font-size-asian="11pt" style:font-size-complex="11pt"/>
    </style:style>
    <style:style style:name="P22"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37f3e0" officeooo:paragraph-rsid="00140f28" style:font-size-asian="11pt" style:font-size-complex="11pt"/>
    </style:style>
    <style:style style:name="P23"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2c5c69" officeooo:paragraph-rsid="00140f28" style:font-size-asian="11pt" style:font-size-complex="11pt"/>
    </style:style>
    <style:style style:name="P24"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2e1a6a" officeooo:paragraph-rsid="00140f28" style:font-size-asian="11pt" style:font-size-complex="11pt"/>
    </style:style>
    <style:style style:name="P25"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2fc9d8" officeooo:paragraph-rsid="00140f28" style:font-size-asian="11pt" style:font-size-complex="11pt"/>
    </style:style>
    <style:style style:name="P26"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31c1ea" officeooo:paragraph-rsid="00140f28" style:font-size-asian="11pt" style:font-size-complex="11pt"/>
    </style:style>
    <style:style style:name="P27"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32947d" officeooo:paragraph-rsid="00140f28" style:font-size-asian="11pt" style:font-size-complex="11pt"/>
    </style:style>
    <style:style style:name="P28"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6b31e4" officeooo:paragraph-rsid="00140f28" style:font-size-asian="11pt" style:font-style-asian="normal" style:font-size-complex="11pt" style:font-style-complex="normal"/>
    </style:style>
    <style:style style:name="P29"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724986" officeooo:paragraph-rsid="0015b474" style:font-size-asian="11pt" style:font-style-asian="normal" style:font-size-complex="11pt" style:font-style-complex="normal"/>
    </style:style>
    <style:style style:name="P30"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724986" officeooo:paragraph-rsid="0015e247" style:font-size-asian="11pt" style:font-style-asian="normal" style:font-size-complex="11pt" style:font-style-complex="normal"/>
    </style:style>
    <style:style style:name="P31"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7c15ff" officeooo:paragraph-rsid="0015e247" style:font-size-asian="11pt" style:font-style-asian="normal" style:font-size-complex="11pt" style:font-style-complex="normal"/>
    </style:style>
    <style:style style:name="P32"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841fe8" officeooo:paragraph-rsid="0015e247" style:font-size-asian="11pt" style:font-style-asian="normal" style:font-size-complex="11pt" style:font-style-complex="normal"/>
    </style:style>
    <style:style style:name="P33"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92710b" officeooo:paragraph-rsid="00161eef" style:font-size-asian="11pt" style:font-style-asian="normal" style:font-size-complex="11pt" style:font-style-complex="normal"/>
    </style:style>
    <style:style style:name="P34"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9b4acc" officeooo:paragraph-rsid="00195480" style:font-size-asian="11pt" style:font-style-asian="normal" style:font-size-complex="11pt" style:font-style-complex="normal"/>
    </style:style>
    <style:style style:name="P35"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ac370a" officeooo:paragraph-rsid="00195480" style:font-size-asian="11pt" style:font-style-asian="normal" style:font-size-complex="11pt" style:font-style-complex="normal"/>
    </style:style>
    <style:style style:name="P36"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ac370a" officeooo:paragraph-rsid="001aaca7" style:font-size-asian="11pt" style:font-style-asian="normal" style:font-size-complex="11pt" style:font-style-complex="normal"/>
    </style:style>
    <style:style style:name="P37"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b85ca5" officeooo:paragraph-rsid="001aaca7" style:font-size-asian="11pt" style:font-style-asian="normal" style:font-size-complex="11pt" style:font-style-complex="normal"/>
    </style:style>
    <style:style style:name="P38"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bb4324" officeooo:paragraph-rsid="001b3521" style:font-size-asian="11pt" style:font-style-asian="normal" style:font-size-complex="11pt" style:font-style-complex="normal"/>
    </style:style>
    <style:style style:name="P39"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d6fdd2" officeooo:paragraph-rsid="001ebcf2" style:font-size-asian="11pt" style:font-style-asian="normal" style:font-size-complex="11pt" style:font-style-complex="normal"/>
    </style:style>
    <style:style style:name="P40"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e3a617" officeooo:paragraph-rsid="002155a0" style:font-size-asian="11pt" style:font-style-asian="normal" style:font-size-complex="11pt" style:font-style-complex="normal"/>
    </style:style>
    <style:style style:name="P41"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ed6e9d" officeooo:paragraph-rsid="00231aeb" style:font-size-asian="11pt" style:font-style-asian="normal" style:font-size-complex="11pt" style:font-style-complex="normal"/>
    </style:style>
    <style:style style:name="P42"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f4145e" officeooo:paragraph-rsid="0025c3d5" style:font-size-asian="11pt" style:font-style-asian="normal" style:font-size-complex="11pt" style:font-style-complex="normal"/>
    </style:style>
    <style:style style:name="P43"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f8098a" officeooo:paragraph-rsid="002782e4" style:font-size-asian="11pt" style:font-style-asian="normal" style:font-size-complex="11pt" style:font-style-complex="normal"/>
    </style:style>
    <style:style style:name="P44" style:family="paragraph" style:parent-style-name="Standard" style:list-style-name="L1">
      <style:text-properties fo:font-variant="normal" fo:text-transform="none" style:use-window-font-color="true" loext:opacity="0%" style:font-name="Liberation Serif" fo:font-size="11pt" fo:letter-spacing="normal" fo:font-style="normal" style:text-underline-style="none" fo:font-weight="normal" officeooo:rsid="04fbc751" officeooo:paragraph-rsid="002782e4" style:font-size-asian="11pt" style:font-style-asian="normal" style:font-size-complex="11pt" style:font-style-complex="normal"/>
    </style:style>
    <style:style style:name="P45" style:family="paragraph" style:parent-style-name="Standard" style:list-style-name="L1">
      <style:text-properties fo:font-variant="normal" fo:text-transform="none" style:use-window-font-color="true" loext:opacity="0%" style:font-name="Liberation Serif" fo:font-size="10.5pt" fo:letter-spacing="normal" fo:font-style="normal" style:text-underline-style="none" fo:font-weight="normal" officeooo:rsid="0665d51b" officeooo:paragraph-rsid="0037054a"/>
    </style:style>
    <style:style style:name="P46" style:family="paragraph" style:parent-style-name="Standard" style:list-style-name="L1">
      <style:text-properties fo:font-variant="normal" fo:text-transform="none" style:use-window-font-color="true" loext:opacity="0%" style:font-name="Liberation Serif" fo:font-size="10.5pt" fo:letter-spacing="normal" fo:font-style="normal" style:text-underline-style="none" fo:font-weight="normal" officeooo:rsid="06763ada" officeooo:paragraph-rsid="00380c45"/>
    </style:style>
    <style:style style:name="P47" style:family="paragraph" style:parent-style-name="Standard" style:list-style-name="L1">
      <style:paragraph-properties fo:break-before="page"/>
      <style:text-properties fo:font-variant="normal" fo:text-transform="none" style:use-window-font-color="true" loext:opacity="0%" style:font-name="Liberation Serif" fo:font-size="10.5pt" fo:letter-spacing="normal" fo:font-style="normal" style:text-underline-style="none" fo:font-weight="normal" officeooo:rsid="06853750" officeooo:paragraph-rsid="003908c2"/>
    </style:style>
    <style:style style:name="P48" style:family="paragraph" style:parent-style-name="Standard" style:list-style-name="L1">
      <style:text-properties fo:font-variant="normal" fo:text-transform="none" style:use-window-font-color="true" loext:opacity="0%" style:font-name="Liberation Serif" fo:font-size="10.5pt" fo:letter-spacing="normal" fo:font-style="normal" style:text-underline-style="none" fo:font-weight="normal" officeooo:rsid="068c9f6a" officeooo:paragraph-rsid="003908c2"/>
    </style:style>
    <style:style style:name="P49" style:family="paragraph" style:parent-style-name="Standard" style:list-style-name="L1">
      <style:text-properties fo:font-variant="normal" fo:text-transform="none" style:use-window-font-color="true" loext:opacity="0%" style:font-name="Liberation Serif" fo:font-size="10.5pt" fo:letter-spacing="normal" fo:font-style="normal" style:text-underline-style="none" fo:font-weight="normal" officeooo:rsid="068c9f6a" officeooo:paragraph-rsid="003908c2" style:font-size-asian="11pt" style:font-style-asian="normal" style:font-size-complex="11pt" style:font-style-complex="normal"/>
    </style:style>
    <style:style style:name="P50"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2c4307" officeooo:paragraph-rsid="00140f28" style:font-size-asian="11pt" style:font-size-complex="11pt"/>
    </style:style>
    <style:style style:name="P51"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2c5c69" officeooo:paragraph-rsid="00140f28" style:font-size-asian="11pt" style:font-size-complex="11pt"/>
    </style:style>
    <style:style style:name="P52"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6b31e4" officeooo:paragraph-rsid="00140f28" style:font-size-asian="11pt" style:font-style-asian="normal" style:font-size-complex="11pt" style:font-style-complex="normal"/>
    </style:style>
    <style:style style:name="P53"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6b31e4" officeooo:paragraph-rsid="0015b474" style:font-size-asian="11pt" style:font-style-asian="normal" style:font-size-complex="11pt" style:font-style-complex="normal"/>
    </style:style>
    <style:style style:name="P54"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724986" officeooo:paragraph-rsid="0015b474" style:font-size-asian="11pt" style:font-style-asian="normal" style:font-size-complex="11pt" style:font-style-complex="normal"/>
    </style:style>
    <style:style style:name="P55"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7efc70" officeooo:paragraph-rsid="0015e247" style:font-size-asian="11pt" style:font-style-asian="normal" style:font-size-complex="11pt" style:font-style-complex="normal"/>
    </style:style>
    <style:style style:name="P56"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85e236" officeooo:paragraph-rsid="0015e247" style:font-size-asian="11pt" style:font-style-asian="normal" style:font-size-complex="11pt" style:font-style-complex="normal"/>
    </style:style>
    <style:style style:name="P57"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860ec4" officeooo:paragraph-rsid="0015e247" style:font-size-asian="11pt" style:font-style-asian="normal" style:font-size-complex="11pt" style:font-style-complex="normal"/>
    </style:style>
    <style:style style:name="P58"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860ec4" officeooo:paragraph-rsid="00161eef" style:font-size-asian="11pt" style:font-style-asian="normal" style:font-size-complex="11pt" style:font-style-complex="normal"/>
    </style:style>
    <style:style style:name="P59"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89b98d" officeooo:paragraph-rsid="0015e247" style:font-size-asian="11pt" style:font-style-asian="normal" style:font-size-complex="11pt" style:font-style-complex="normal"/>
    </style:style>
    <style:style style:name="P60"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902ae7" officeooo:paragraph-rsid="00161eef" style:font-size-asian="11pt" style:font-style-asian="normal" style:font-size-complex="11pt" style:font-style-complex="normal"/>
    </style:style>
    <style:style style:name="P61"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92710b" officeooo:paragraph-rsid="00161eef" style:font-size-asian="11pt" style:font-style-asian="normal" style:font-size-complex="11pt" style:font-style-complex="normal"/>
    </style:style>
    <style:style style:name="P62"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999290" officeooo:paragraph-rsid="00161eef" style:font-size-asian="11pt" style:font-style-asian="normal" style:font-size-complex="11pt" style:font-style-complex="normal"/>
    </style:style>
    <style:style style:name="P63"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999290" officeooo:paragraph-rsid="00181e71" style:font-size-asian="11pt" style:font-style-asian="normal" style:font-size-complex="11pt" style:font-style-complex="normal"/>
    </style:style>
    <style:style style:name="P64"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ac370a" officeooo:paragraph-rsid="00195480" style:font-size-asian="11pt" style:font-style-asian="normal" style:font-size-complex="11pt" style:font-style-complex="normal"/>
    </style:style>
    <style:style style:name="P65"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01c9cb5" officeooo:paragraph-rsid="001e75b2" style:font-size-asian="11pt" style:font-style-asian="normal" style:font-size-complex="11pt" style:font-style-complex="normal"/>
    </style:style>
    <style:style style:name="P66"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2e871" officeooo:paragraph-rsid="001e75b2" style:font-size-asian="11pt" style:font-style-asian="normal" style:font-size-complex="11pt" style:font-style-complex="normal"/>
    </style:style>
    <style:style style:name="P67"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3c435" officeooo:paragraph-rsid="001e75b2" style:font-size-asian="11pt" style:font-style-asian="normal" style:font-size-complex="11pt" style:font-style-complex="normal"/>
    </style:style>
    <style:style style:name="P68"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42610" officeooo:paragraph-rsid="001e75b2" style:font-size-asian="11pt" style:font-style-asian="normal" style:font-size-complex="11pt" style:font-style-complex="normal"/>
    </style:style>
    <style:style style:name="P69"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42610" officeooo:paragraph-rsid="001ebcf2" style:font-size-asian="11pt" style:font-style-asian="normal" style:font-size-complex="11pt" style:font-style-complex="normal"/>
    </style:style>
    <style:style style:name="P70"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6fdd2" officeooo:paragraph-rsid="001ebcf2" style:font-size-asian="11pt" style:font-style-asian="normal" style:font-size-complex="11pt" style:font-style-complex="normal"/>
    </style:style>
    <style:style style:name="P71"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86338" officeooo:paragraph-rsid="001ebcf2" style:font-size-asian="11pt" style:font-style-asian="normal" style:font-size-complex="11pt" style:font-style-complex="normal"/>
    </style:style>
    <style:style style:name="P72"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8dac8" officeooo:paragraph-rsid="001ebcf2" style:font-size-asian="11pt" style:font-style-asian="normal" style:font-size-complex="11pt" style:font-style-complex="normal"/>
    </style:style>
    <style:style style:name="P73"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8dac8" officeooo:paragraph-rsid="001f2225" style:font-size-asian="11pt" style:font-style-asian="normal" style:font-size-complex="11pt" style:font-style-complex="normal"/>
    </style:style>
    <style:style style:name="P74"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a17ac" officeooo:paragraph-rsid="001f2225" style:font-size-asian="11pt" style:font-style-asian="normal" style:font-size-complex="11pt" style:font-style-complex="normal"/>
    </style:style>
    <style:style style:name="P75"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b81e5" officeooo:paragraph-rsid="001f2225" style:font-size-asian="11pt" style:font-style-asian="normal" style:font-size-complex="11pt" style:font-style-complex="normal"/>
    </style:style>
    <style:style style:name="P76"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db81e5" officeooo:paragraph-rsid="002155a0" style:font-size-asian="11pt" style:font-style-asian="normal" style:font-size-complex="11pt" style:font-style-complex="normal"/>
    </style:style>
    <style:style style:name="P77"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e3a617" officeooo:paragraph-rsid="002155a0" style:font-size-asian="11pt" style:font-style-asian="normal" style:font-size-complex="11pt" style:font-style-complex="normal"/>
    </style:style>
    <style:style style:name="P78"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e3a617" officeooo:paragraph-rsid="00231aeb" style:font-size-asian="11pt" style:font-style-asian="normal" style:font-size-complex="11pt" style:font-style-complex="normal"/>
    </style:style>
    <style:style style:name="P79"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ed6e9d" officeooo:paragraph-rsid="00231aeb" style:font-size-asian="11pt" style:font-style-asian="normal" style:font-size-complex="11pt" style:font-style-complex="normal"/>
    </style:style>
    <style:style style:name="P80"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f47e5d" officeooo:paragraph-rsid="0025c3d5" style:font-size-asian="11pt" style:font-style-asian="normal" style:font-size-complex="11pt" style:font-style-complex="normal"/>
    </style:style>
    <style:style style:name="P81"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f6684c" officeooo:paragraph-rsid="0025c3d5" style:font-size-asian="11pt" style:font-style-asian="normal" style:font-size-complex="11pt" style:font-style-complex="normal"/>
    </style:style>
    <style:style style:name="P82"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fbc751" officeooo:paragraph-rsid="002782e4" style:font-size-asian="11pt" style:font-style-asian="normal" style:font-size-complex="11pt" style:font-style-complex="normal"/>
    </style:style>
    <style:style style:name="P83"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fc77a1" officeooo:paragraph-rsid="002782e4" style:font-size-asian="11pt" style:font-style-asian="normal" style:font-size-complex="11pt" style:font-style-complex="normal"/>
    </style:style>
    <style:style style:name="P84"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fc77a1" officeooo:paragraph-rsid="0028d6cc" style:font-size-asian="11pt" style:font-style-asian="normal" style:font-size-complex="11pt" style:font-style-complex="normal"/>
    </style:style>
    <style:style style:name="P85"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4fc77a1" officeooo:paragraph-rsid="002abafd" style:font-size-asian="11pt" style:font-style-asian="normal" style:font-size-complex="11pt" style:font-style-complex="normal"/>
    </style:style>
    <style:style style:name="P86"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501e50f" officeooo:paragraph-rsid="0028d6cc" style:font-size-asian="11pt" style:font-style-asian="normal" style:font-size-complex="11pt" style:font-style-complex="normal"/>
    </style:style>
    <style:style style:name="P87"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5037e9c" officeooo:paragraph-rsid="0028d6cc" style:font-size-asian="11pt" style:font-style-asian="normal" style:font-size-complex="11pt" style:font-style-complex="normal"/>
    </style:style>
    <style:style style:name="P88"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505392b" officeooo:paragraph-rsid="0028d6cc" style:font-size-asian="11pt" style:font-style-asian="normal" style:font-size-complex="11pt" style:font-style-complex="normal"/>
    </style:style>
    <style:style style:name="P89"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507bb70" officeooo:paragraph-rsid="0028d6cc" style:font-size-asian="11pt" style:font-style-asian="normal" style:font-size-complex="11pt" style:font-style-complex="normal"/>
    </style:style>
    <style:style style:name="P90" style:family="paragraph" style:parent-style-name="Standard" style:list-style-name="L1">
      <style:text-properties fo:font-variant="normal" fo:text-transform="none" fo:color="#c9211e" loext:opacity="100%" style:font-name="Liberation Serif" fo:font-size="11pt" fo:letter-spacing="normal" fo:font-style="normal" style:text-underline-style="none" fo:font-weight="normal" officeooo:rsid="050808ba" officeooo:paragraph-rsid="0028d6cc" style:font-size-asian="11pt" style:font-style-asian="normal" style:font-size-complex="11pt" style:font-style-complex="normal"/>
    </style:style>
    <style:style style:name="P91" style:family="paragraph" style:parent-style-name="Standard" style:list-style-name="L1">
      <style:paragraph-properties fo:break-before="page"/>
      <style:text-properties fo:font-variant="normal" fo:text-transform="none" fo:color="#c9211e" loext:opacity="100%" style:font-name="Liberation Serif" fo:font-size="11pt" fo:letter-spacing="normal" fo:font-style="normal" style:text-underline-style="none" fo:font-weight="normal" officeooo:rsid="04f06b5c" officeooo:paragraph-rsid="00231aeb" style:font-size-asian="11pt" style:font-style-asian="normal" style:font-size-complex="11pt" style:font-style-complex="normal"/>
    </style:style>
    <style:style style:name="P9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163255" officeooo:paragraph-rsid="002abafd" style:font-size-asian="11pt" style:font-style-asian="normal" style:font-size-complex="11pt" style:font-style-complex="normal"/>
    </style:style>
    <style:style style:name="P9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284946" officeooo:paragraph-rsid="002abafd" style:font-size-asian="11pt" style:font-style-asian="normal" style:font-size-complex="11pt" style:font-style-complex="normal"/>
    </style:style>
    <style:style style:name="P9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2817a9" officeooo:paragraph-rsid="002be653" style:font-size-asian="11pt" style:font-style-asian="normal" style:font-size-complex="11pt" style:font-style-complex="normal"/>
    </style:style>
    <style:style style:name="P95"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263ae7" officeooo:paragraph-rsid="002be653" style:font-size-asian="11pt" style:font-style-asian="normal" style:font-size-complex="11pt" style:font-style-complex="normal"/>
    </style:style>
    <style:style style:name="P96"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2a47c7" officeooo:paragraph-rsid="002be653" style:font-size-asian="11pt" style:font-style-asian="normal" style:font-size-complex="11pt" style:font-style-complex="normal"/>
    </style:style>
    <style:style style:name="P97"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0a594" officeooo:paragraph-rsid="002c721d" style:font-size-asian="11pt" style:font-style-asian="normal" style:font-size-complex="11pt" style:font-style-complex="normal"/>
    </style:style>
    <style:style style:name="P98"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3b260" officeooo:paragraph-rsid="002c721d" style:font-size-asian="11pt" style:font-style-asian="normal" style:font-size-complex="11pt" style:font-style-complex="normal"/>
    </style:style>
    <style:style style:name="P99"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9e0bb" officeooo:paragraph-rsid="002c721d" style:font-size-asian="11pt" style:font-style-asian="normal" style:font-size-complex="11pt" style:font-style-complex="normal"/>
    </style:style>
    <style:style style:name="P100"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5c4971" officeooo:paragraph-rsid="002c721d" style:font-size-asian="11pt" style:font-style-asian="normal" style:font-size-complex="11pt" style:font-style-complex="normal"/>
    </style:style>
    <style:style style:name="P101"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650d1f" officeooo:paragraph-rsid="002cabbb" style:font-size-asian="11pt" style:font-style-asian="normal" style:font-size-complex="11pt" style:font-style-complex="normal"/>
    </style:style>
    <style:style style:name="P10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78df76" officeooo:paragraph-rsid="002d2fbf" style:font-size-asian="11pt" style:font-style-asian="normal" style:font-size-complex="11pt" style:font-style-complex="normal"/>
    </style:style>
    <style:style style:name="P10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9f6626" officeooo:paragraph-rsid="002ecf58" style:font-size-asian="11pt" style:font-style-asian="normal" style:font-size-complex="11pt" style:font-style-complex="normal"/>
    </style:style>
    <style:style style:name="P10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b9a431" officeooo:paragraph-rsid="002f26a3" style:font-size-asian="11pt" style:font-style-asian="normal" style:font-size-complex="11pt" style:font-style-complex="normal"/>
    </style:style>
    <style:style style:name="P105"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c7b737" officeooo:paragraph-rsid="003077b5" style:font-size-asian="11pt" style:font-style-asian="normal" style:font-size-complex="11pt" style:font-style-complex="normal"/>
    </style:style>
    <style:style style:name="P106"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eb3dca" officeooo:paragraph-rsid="0030c9c1" style:font-size-asian="11pt" style:font-style-asian="normal" style:font-size-complex="11pt" style:font-style-complex="normal"/>
    </style:style>
    <style:style style:name="P107"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ff7d72" officeooo:paragraph-rsid="00310f30" style:font-size-asian="11pt" style:font-style-asian="normal" style:font-size-complex="11pt" style:font-style-complex="normal"/>
    </style:style>
    <style:style style:name="P108"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094719" officeooo:paragraph-rsid="00330981" style:font-size-asian="11pt" style:font-style-asian="normal" style:font-size-complex="11pt" style:font-style-complex="normal"/>
    </style:style>
    <style:style style:name="P109"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28fbd2" officeooo:paragraph-rsid="003432a0" style:font-size-asian="11pt" style:font-style-asian="normal" style:font-size-complex="11pt" style:font-style-complex="normal"/>
    </style:style>
    <style:style style:name="P110"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3ceefe" officeooo:paragraph-rsid="00355865" style:font-size-asian="11pt" style:font-style-asian="normal" style:font-size-complex="11pt" style:font-style-complex="normal"/>
    </style:style>
    <style:style style:name="P111"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577291" officeooo:paragraph-rsid="0036e460" style:font-size-asian="11pt" style:font-style-asian="normal" style:font-size-complex="11pt" style:font-style-complex="normal"/>
    </style:style>
    <style:style style:name="P11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6707d8" officeooo:paragraph-rsid="0037054a" style:font-size-asian="11pt" style:font-style-asian="normal" style:font-size-complex="11pt" style:font-style-complex="normal"/>
    </style:style>
    <style:style style:name="P11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7fc450" officeooo:paragraph-rsid="00380c45" style:font-size-asian="11pt" style:font-style-asian="normal" style:font-size-complex="11pt" style:font-style-complex="normal"/>
    </style:style>
    <style:style style:name="P11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a74ce8" officeooo:paragraph-rsid="003a7783" style:font-size-asian="11pt" style:font-style-asian="normal" style:font-size-complex="11pt" style:font-style-complex="normal"/>
    </style:style>
    <style:style style:name="P115" style:family="paragraph" style:parent-style-name="Standard" style:list-style-name="L2">
      <style:text-properties fo:font-variant="normal" fo:text-transform="none" fo:color="#c9211e" loext:opacity="100%" style:font-name="Liberation Serif" fo:font-size="10.5pt" fo:letter-spacing="normal" fo:font-style="normal" style:text-underline-style="none" fo:font-weight="normal" officeooo:rsid="06073821" officeooo:paragraph-rsid="0032a091" style:font-size-asian="11pt" style:font-style-asian="normal" style:font-size-complex="11pt" style:font-style-complex="normal"/>
    </style:style>
    <style:style style:name="P116"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03c4a85" officeooo:paragraph-rsid="003c4a85" style:font-size-asian="11pt" style:font-style-asian="normal" style:font-size-complex="11pt" style:font-style-complex="normal"/>
    </style:style>
    <style:style style:name="P117"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188fed" officeooo:paragraph-rsid="002abafd"/>
    </style:style>
    <style:style style:name="P118"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1b470e" officeooo:paragraph-rsid="002abafd"/>
    </style:style>
    <style:style style:name="P119"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1c9c09" officeooo:paragraph-rsid="002abafd"/>
    </style:style>
    <style:style style:name="P120"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1d280e" officeooo:paragraph-rsid="002abafd"/>
    </style:style>
    <style:style style:name="P121"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1fba36" officeooo:paragraph-rsid="002be653"/>
    </style:style>
    <style:style style:name="P12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2817a9" officeooo:paragraph-rsid="002be653"/>
    </style:style>
    <style:style style:name="P12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2212b1" officeooo:paragraph-rsid="002be653"/>
    </style:style>
    <style:style style:name="P12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24c4b5" officeooo:paragraph-rsid="002be653"/>
    </style:style>
    <style:style style:name="P125"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3aa5d7" officeooo:paragraph-rsid="002c721d"/>
    </style:style>
    <style:style style:name="P126"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2839d" officeooo:paragraph-rsid="002c721d"/>
    </style:style>
    <style:style style:name="P127"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2a47f" officeooo:paragraph-rsid="002c721d"/>
    </style:style>
    <style:style style:name="P128"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3a41d" officeooo:paragraph-rsid="002c721d"/>
    </style:style>
    <style:style style:name="P129"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3b260" officeooo:paragraph-rsid="002c721d"/>
    </style:style>
    <style:style style:name="P130"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4cf08" officeooo:paragraph-rsid="002c721d"/>
    </style:style>
    <style:style style:name="P131"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6b1df" officeooo:paragraph-rsid="002c721d"/>
    </style:style>
    <style:style style:name="P13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745ed" officeooo:paragraph-rsid="002c721d"/>
    </style:style>
    <style:style style:name="P13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4950e2" officeooo:paragraph-rsid="002c721d"/>
    </style:style>
    <style:style style:name="P13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5c1a2d" officeooo:paragraph-rsid="002c721d"/>
    </style:style>
    <style:style style:name="P135"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5c4971" officeooo:paragraph-rsid="002c721d"/>
    </style:style>
    <style:style style:name="P136"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650d1f" officeooo:paragraph-rsid="002c721d"/>
    </style:style>
    <style:style style:name="P137"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650d1f" officeooo:paragraph-rsid="002cabbb"/>
    </style:style>
    <style:style style:name="P138"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78df76" officeooo:paragraph-rsid="002d2fbf"/>
    </style:style>
    <style:style style:name="P139"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82851e" officeooo:paragraph-rsid="002ecf58"/>
    </style:style>
    <style:style style:name="P140"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8eabc5" officeooo:paragraph-rsid="002ecf58"/>
    </style:style>
    <style:style style:name="P141"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8fda8a" officeooo:paragraph-rsid="002ecf58"/>
    </style:style>
    <style:style style:name="P14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95030c" officeooo:paragraph-rsid="002ecf58"/>
    </style:style>
    <style:style style:name="P14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ae0155" officeooo:paragraph-rsid="002f26a3"/>
    </style:style>
    <style:style style:name="P14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ae92a1" officeooo:paragraph-rsid="002f26a3"/>
    </style:style>
    <style:style style:name="P145"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afc6e2" officeooo:paragraph-rsid="002f26a3"/>
    </style:style>
    <style:style style:name="P146"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b29909" officeooo:paragraph-rsid="002f26a3"/>
    </style:style>
    <style:style style:name="P147"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b9a431" officeooo:paragraph-rsid="002f26a3"/>
    </style:style>
    <style:style style:name="P148"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b10bb4" officeooo:paragraph-rsid="002f26a3"/>
    </style:style>
    <style:style style:name="P149"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c9350c" officeooo:paragraph-rsid="003077b5"/>
    </style:style>
    <style:style style:name="P150"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c7b737" officeooo:paragraph-rsid="003077b5"/>
    </style:style>
    <style:style style:name="P151"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ea32ba" officeooo:paragraph-rsid="0030c9c1"/>
    </style:style>
    <style:style style:name="P15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f3e7ec" officeooo:paragraph-rsid="00310f30"/>
    </style:style>
    <style:style style:name="P15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f52d4d" officeooo:paragraph-rsid="00310f30"/>
    </style:style>
    <style:style style:name="P15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f6cb8b" officeooo:paragraph-rsid="00310f30"/>
    </style:style>
    <style:style style:name="P155"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fd7f0f" officeooo:paragraph-rsid="00310f30"/>
    </style:style>
    <style:style style:name="P156"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5fdee51" officeooo:paragraph-rsid="00310f30"/>
    </style:style>
    <style:style style:name="P157"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01f914" officeooo:paragraph-rsid="00330981"/>
    </style:style>
    <style:style style:name="P158"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05cb12" officeooo:paragraph-rsid="00330981"/>
    </style:style>
    <style:style style:name="P159" style:family="paragraph" style:parent-style-name="Standard" style:list-style-name="L2">
      <style:paragraph-properties fo:break-before="page"/>
      <style:text-properties fo:font-variant="normal" fo:text-transform="none" fo:color="#c9211e" loext:opacity="100%" style:font-name="Liberation Serif" fo:font-size="10.5pt" fo:letter-spacing="normal" fo:font-style="normal" style:text-underline-style="none" fo:font-weight="normal" officeooo:rsid="0605cb12" officeooo:paragraph-rsid="0032a091"/>
    </style:style>
    <style:style style:name="P160" style:family="paragraph" style:parent-style-name="Standard" style:list-style-name="L2">
      <style:text-properties fo:font-variant="normal" fo:text-transform="none" fo:color="#c9211e" loext:opacity="100%" style:font-name="Liberation Serif" fo:font-size="10.5pt" fo:letter-spacing="normal" fo:font-style="normal" style:text-underline-style="none" fo:font-weight="normal" officeooo:rsid="0605cb12" officeooo:paragraph-rsid="0032a091"/>
    </style:style>
    <style:style style:name="P161"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109969" officeooo:paragraph-rsid="00330981"/>
    </style:style>
    <style:style style:name="P16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094719" officeooo:paragraph-rsid="00330981"/>
    </style:style>
    <style:style style:name="P16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0d30fb" officeooo:paragraph-rsid="00330981"/>
    </style:style>
    <style:style style:name="P16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123c18" officeooo:paragraph-rsid="00330981"/>
    </style:style>
    <style:style style:name="P165"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248236" officeooo:paragraph-rsid="003432a0"/>
    </style:style>
    <style:style style:name="P166"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28fbd2" officeooo:paragraph-rsid="003432a0"/>
    </style:style>
    <style:style style:name="P167"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3a42cb" officeooo:paragraph-rsid="00355865"/>
    </style:style>
    <style:style style:name="P168"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3b8ce7" officeooo:paragraph-rsid="00355865"/>
    </style:style>
    <style:style style:name="P169"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4da7dd" officeooo:paragraph-rsid="0036e460"/>
    </style:style>
    <style:style style:name="P170"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65d51b" officeooo:paragraph-rsid="0037054a"/>
    </style:style>
    <style:style style:name="P171"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712cb5" officeooo:paragraph-rsid="00380c45"/>
    </style:style>
    <style:style style:name="P17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813616" officeooo:paragraph-rsid="00380c45"/>
    </style:style>
    <style:style style:name="P17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7379ce" officeooo:paragraph-rsid="00380c45"/>
    </style:style>
    <style:style style:name="P17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746e0d" officeooo:paragraph-rsid="00380c45"/>
    </style:style>
    <style:style style:name="P175"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74ee58" officeooo:paragraph-rsid="00380c45"/>
    </style:style>
    <style:style style:name="P176"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772ec7" officeooo:paragraph-rsid="00380c45"/>
    </style:style>
    <style:style style:name="P177"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7df0aa" officeooo:paragraph-rsid="00380c45"/>
    </style:style>
    <style:style style:name="P178"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7fc450" officeooo:paragraph-rsid="00380c45"/>
    </style:style>
    <style:style style:name="P179"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853750" officeooo:paragraph-rsid="003908c2"/>
    </style:style>
    <style:style style:name="P180"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85f68b" officeooo:paragraph-rsid="003908c2"/>
    </style:style>
    <style:style style:name="P181"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89951b" officeooo:paragraph-rsid="003908c2"/>
    </style:style>
    <style:style style:name="P182"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a4e8cb" officeooo:paragraph-rsid="003a7783"/>
    </style:style>
    <style:style style:name="P183"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a64b9b" officeooo:paragraph-rsid="003a7783"/>
    </style:style>
    <style:style style:name="P184" style:family="paragraph" style:parent-style-name="Standard" style:list-style-name="L1">
      <style:text-properties fo:font-variant="normal" fo:text-transform="none" fo:color="#c9211e" loext:opacity="100%" style:font-name="Liberation Serif" fo:font-size="10.5pt" fo:letter-spacing="normal" fo:font-style="normal" style:text-underline-style="none" fo:font-weight="normal" officeooo:rsid="06a74ce8" officeooo:paragraph-rsid="003a7783"/>
    </style:style>
    <style:style style:name="P185" style:family="paragraph" style:parent-style-name="Standard" style:list-style-name="L2">
      <style:text-properties fo:font-variant="normal" fo:text-transform="none" fo:color="#c9211e" loext:opacity="100%" style:font-name="Liberation Serif" fo:font-size="10.5pt" fo:letter-spacing="normal" fo:font-style="normal" style:text-underline-style="none" fo:font-weight="normal" officeooo:rsid="06073821" officeooo:paragraph-rsid="0032a091"/>
    </style:style>
    <style:style style:name="P186" style:family="paragraph" style:parent-style-name="Standard" style:list-style-name="L1">
      <style:text-properties fo:font-variant="normal" fo:text-transform="none" fo:color="#f10d0c" loext:opacity="100%" style:font-name="Droid Sans Mono" fo:font-size="10.5pt" fo:letter-spacing="normal" fo:font-style="normal" style:text-underline-style="none" fo:font-weight="normal" officeooo:rsid="04da17ac" officeooo:paragraph-rsid="001f2225" fo:background-color="transparent" style:font-size-asian="11pt" style:font-style-asian="normal" style:font-size-complex="11pt" style:font-style-complex="normal"/>
    </style:style>
    <style:style style:name="P187" style:family="paragraph" style:parent-style-name="Standard" style:list-style-name="L1">
      <style:text-properties officeooo:rsid="04bd3eee" officeooo:paragraph-rsid="001b3521"/>
    </style:style>
    <style:style style:name="P188" style:family="paragraph" style:parent-style-name="Standard" style:list-style-name="L1">
      <style:text-properties officeooo:rsid="04c1adef" officeooo:paragraph-rsid="001b3521"/>
    </style:style>
    <style:style style:name="P189" style:family="paragraph" style:parent-style-name="Standard" style:list-style-name="L1">
      <style:paragraph-properties style:line-height-at-least="0.503cm"/>
      <style:text-properties fo:color="#f10d0c" loext:opacity="100%" style:font-name="Droid Sans Mono" fo:font-size="10.5pt" fo:font-weight="normal" officeooo:paragraph-rsid="001f2225" fo:background-color="transparent"/>
    </style:style>
    <style:style style:name="P190" style:family="paragraph" style:parent-style-name="Standard" style:list-style-name="L1">
      <style:paragraph-properties style:line-height-at-least="0.503cm"/>
      <style:text-properties fo:color="#f10d0c" loext:opacity="100%" style:font-name="Droid Sans Mono" fo:font-size="10.5pt" fo:font-weight="normal" officeooo:rsid="04dde12e" officeooo:paragraph-rsid="001f2225" fo:background-color="transparent"/>
    </style:style>
    <style:style style:name="P191" style:family="paragraph" style:parent-style-name="Standard" style:list-style-name="L1">
      <style:text-properties officeooo:rsid="04fc77a1" officeooo:paragraph-rsid="002782e4"/>
    </style:style>
    <style:style style:name="P192" style:family="paragraph" style:parent-style-name="Standard" style:list-style-name="L1">
      <style:text-properties officeooo:rsid="06248236" officeooo:paragraph-rsid="003432a0"/>
    </style:style>
    <style:style style:name="P193" style:family="paragraph" style:parent-style-name="Standard" style:list-style-name="L1">
      <style:text-properties officeooo:rsid="06277406" officeooo:paragraph-rsid="003432a0"/>
    </style:style>
    <style:style style:name="T1" style:family="text">
      <style:text-properties fo:font-size="11pt" officeooo:rsid="03f43394" style:font-size-asian="11pt" style:font-size-complex="11pt"/>
    </style:style>
    <style:style style:name="T2" style:family="text">
      <style:text-properties fo:font-size="11pt" officeooo:rsid="03f323e6" style:font-size-asian="11pt" style:font-size-complex="11pt"/>
    </style:style>
    <style:style style:name="T3" style:family="text">
      <style:text-properties fo:color="#c9211e" loext:opacity="100%" fo:font-size="11pt" style:text-underline-style="none" style:font-size-asian="11pt" style:font-size-complex="11pt"/>
    </style:style>
    <style:style style:name="T4" style:family="text">
      <style:text-properties fo:color="#c9211e" loext:opacity="100%" fo:font-size="11pt" style:text-underline-style="none" officeooo:rsid="03f323e6" style:font-size-asian="11pt" style:font-size-complex="11pt"/>
    </style:style>
    <style:style style:name="T5" style:family="text">
      <style:text-properties fo:color="#c9211e" loext:opacity="100%" fo:font-size="11pt" style:text-underline-style="none" officeooo:rsid="03f599e7" style:font-size-asian="11pt" style:font-size-complex="11pt"/>
    </style:style>
    <style:style style:name="T6" style:family="text">
      <style:text-properties fo:color="#c9211e" loext:opacity="100%" fo:font-size="11pt" style:text-underline-style="none" officeooo:rsid="03f9c8fd" style:font-size-asian="11pt" style:font-size-complex="11pt"/>
    </style:style>
    <style:style style:name="T7" style:family="text">
      <style:text-properties officeooo:rsid="04115df8"/>
    </style:style>
    <style:style style:name="T8" style:family="text">
      <style:text-properties officeooo:rsid="04999290"/>
    </style:style>
    <style:style style:name="T9" style:family="text">
      <style:text-properties officeooo:rsid="04472597"/>
    </style:style>
    <style:style style:name="T10" style:family="text">
      <style:text-properties fo:font-variant="normal" fo:text-transform="none" style:font-name="Liberation Serif" fo:font-size="11pt" fo:letter-spacing="normal" fo:font-style="normal" style:text-underline-style="none" fo:font-weight="normal" officeooo:rsid="042e1a6a" style:font-size-asian="11pt" style:font-size-complex="11pt"/>
    </style:style>
    <style:style style:name="T11" style:family="text">
      <style:text-properties fo:font-variant="normal" fo:text-transform="none" style:font-name="Liberation Serif" fo:font-size="11pt" fo:letter-spacing="normal" fo:font-style="normal" style:text-underline-style="none" fo:font-weight="normal" officeooo:rsid="042fc9d8" style:font-size-asian="11pt" style:font-size-complex="11pt"/>
    </style:style>
    <style:style style:name="T12" style:family="text">
      <style:text-properties fo:font-variant="normal" fo:text-transform="none" style:font-name="Liberation Serif" fo:font-size="11pt" fo:letter-spacing="normal" fo:font-style="normal" style:text-underline-style="none" fo:font-weight="normal" style:font-size-asian="11pt" style:font-style-asian="normal" style:font-size-complex="11pt" style:font-style-complex="normal"/>
    </style:style>
    <style:style style:name="T13" style:family="text">
      <style:text-properties fo:font-variant="normal" fo:text-transform="none" style:font-name="Liberation Serif" fo:font-size="11pt" fo:letter-spacing="normal" fo:font-style="normal" style:text-underline-style="none" fo:font-weight="normal" officeooo:rsid="04902ae7" style:font-size-asian="11pt" style:font-style-asian="normal" style:font-size-complex="11pt" style:font-style-complex="normal"/>
    </style:style>
    <style:style style:name="T14" style:family="text">
      <style:text-properties fo:font-variant="normal" fo:text-transform="none" style:font-name="Liberation Serif" fo:font-size="11pt" fo:letter-spacing="normal" fo:font-style="normal" style:text-underline-style="none" fo:font-weight="normal" officeooo:rsid="04b8c021" style:font-size-asian="11pt" style:font-style-asian="normal" style:font-size-complex="11pt" style:font-style-complex="normal"/>
    </style:style>
    <style:style style:name="T15" style:family="text">
      <style:text-properties fo:font-variant="normal" fo:text-transform="none" style:font-name="Liberation Serif" fo:font-size="11pt" fo:letter-spacing="normal" fo:font-style="normal" style:text-underline-style="none" fo:font-weight="normal" officeooo:rsid="04f00f6c" style:font-size-asian="11pt" style:font-style-asian="normal" style:font-size-complex="11pt" style:font-style-complex="normal"/>
    </style:style>
    <style:style style:name="T16" style:family="text">
      <style:text-properties fo:font-variant="normal" fo:text-transform="none" style:font-name="Liberation Serif" fo:font-size="11pt" fo:letter-spacing="normal" fo:font-style="normal" style:text-underline-style="none" fo:font-weight="normal" officeooo:rsid="04ee41fd" style:font-size-asian="11pt" style:font-style-asian="normal" style:font-size-complex="11pt" style:font-style-complex="normal"/>
    </style:style>
    <style:style style:name="T17" style:family="text">
      <style:text-properties fo:font-variant="normal" fo:text-transform="none" fo:color="#c9211e" loext:opacity="100%" style:font-name="Liberation Serif" fo:font-size="11pt" fo:letter-spacing="normal" fo:font-style="normal" style:text-underline-style="none" fo:font-weight="normal" style:font-size-asian="11pt" style:font-style-asian="normal" style:font-size-complex="11pt" style:font-style-complex="normal"/>
    </style:style>
    <style:style style:name="T18" style:family="text">
      <style:text-properties fo:font-variant="normal" fo:text-transform="none" fo:color="#c9211e" loext:opacity="100%" style:font-name="Liberation Serif" fo:font-size="11pt" fo:letter-spacing="normal" fo:font-style="normal" style:text-underline-style="none" fo:font-weight="normal" officeooo:rsid="04be6703" style:font-size-asian="11pt" style:font-style-asian="normal" style:font-size-complex="11pt" style:font-style-complex="normal"/>
    </style:style>
    <style:style style:name="T19" style:family="text">
      <style:text-properties fo:font-variant="normal" fo:text-transform="none" fo:color="#c9211e" loext:opacity="100%" style:font-name="Liberation Serif" fo:font-size="11pt" fo:letter-spacing="normal" fo:font-style="normal" style:text-underline-style="none" fo:font-weight="normal" officeooo:rsid="04bea2c0" style:font-size-asian="11pt" style:font-style-asian="normal" style:font-size-complex="11pt" style:font-style-complex="normal"/>
    </style:style>
    <style:style style:name="T20" style:family="text">
      <style:text-properties fo:font-variant="normal" fo:text-transform="none" fo:color="#c9211e" loext:opacity="100%" style:font-name="Liberation Serif" fo:font-size="11pt" fo:letter-spacing="normal" fo:font-style="normal" style:text-underline-style="none" fo:font-weight="normal" officeooo:rsid="04c31236" style:font-size-asian="11pt" style:font-style-asian="normal" style:font-size-complex="11pt" style:font-style-complex="normal"/>
    </style:style>
    <style:style style:name="T21" style:family="text">
      <style:text-properties fo:font-variant="normal" fo:text-transform="none" fo:color="#c9211e" loext:opacity="100%" style:font-name="Liberation Serif" fo:font-size="11pt" fo:letter-spacing="normal" fo:font-style="normal" style:text-underline-style="none" fo:font-weight="normal" officeooo:rsid="04fbc751" style:font-size-asian="11pt" style:font-style-asian="normal" style:font-size-complex="11pt" style:font-style-complex="normal"/>
    </style:style>
    <style:style style:name="T22" style:family="text">
      <style:text-properties fo:font-variant="normal" fo:text-transform="none" fo:color="#c9211e" loext:opacity="100%" style:font-name="Liberation Serif" fo:font-size="10.5pt" fo:letter-spacing="normal" fo:font-style="normal" style:text-underline-style="none" fo:font-weight="normal"/>
    </style:style>
    <style:style style:name="T23" style:family="text">
      <style:text-properties fo:font-variant="normal" fo:text-transform="none" fo:color="#c9211e" loext:opacity="100%" style:font-name="Liberation Serif" fo:font-size="10.5pt" fo:letter-spacing="normal" fo:font-style="normal" style:text-underline-style="none" fo:font-weight="normal" officeooo:rsid="06267497"/>
    </style:style>
    <style:style style:name="T24" style:family="text">
      <style:text-properties fo:font-variant="normal" fo:text-transform="none" fo:color="#c9211e" loext:opacity="100%" style:font-name="Liberation Serif" fo:font-size="10.5pt" fo:letter-spacing="normal" fo:font-style="normal" style:text-underline-style="none" fo:font-weight="normal" officeooo:rsid="0628fbd2"/>
    </style:style>
    <style:style style:name="T25" style:family="text">
      <style:text-properties fo:font-variant="normal" fo:text-transform="none" fo:color="#c9211e" loext:opacity="100%" style:font-name="Liberation Serif" fo:font-size="10.5pt" fo:letter-spacing="normal" fo:font-style="normal" style:text-underline-style="none" fo:font-weight="normal" officeooo:rsid="067b180f"/>
    </style:style>
    <style:style style:name="T26" style:family="text">
      <style:text-properties fo:font-variant="normal" fo:text-transform="none" fo:color="#c9211e" loext:opacity="100%" style:font-name="Liberation Serif" fo:font-size="10.5pt" fo:letter-spacing="normal" fo:font-style="normal" style:text-underline-style="none" fo:font-weight="normal" officeooo:rsid="067c61b0"/>
    </style:style>
    <style:style style:name="T27" style:family="text">
      <style:text-properties officeooo:rsid="042c4307"/>
    </style:style>
    <style:style style:name="T28" style:family="text">
      <style:text-properties style:use-window-font-color="true" loext:opacity="0%"/>
    </style:style>
    <style:style style:name="T29" style:family="text">
      <style:text-properties officeooo:rsid="047ccc31"/>
    </style:style>
    <style:style style:name="T30" style:family="text">
      <style:text-properties officeooo:rsid="04d594f9"/>
    </style:style>
    <style:style style:name="T31" style:family="text">
      <style:text-properties officeooo:rsid="049fc603"/>
    </style:style>
    <style:style style:name="T32" style:family="text">
      <style:text-properties officeooo:rsid="04c6dd6c"/>
    </style:style>
    <style:style style:name="T33" style:family="text">
      <style:text-properties officeooo:rsid="00161eef"/>
    </style:style>
    <style:style style:name="T34" style:family="text">
      <style:text-properties officeooo:rsid="04ec02b7"/>
    </style:style>
    <style:style style:name="T35" style:family="text">
      <style:text-properties officeooo:rsid="04d900ca"/>
    </style:style>
    <style:style style:name="T36" style:family="text">
      <style:text-properties officeooo:rsid="05060fd0"/>
    </style:style>
    <style:style style:name="T37" style:family="text">
      <style:text-properties officeooo:rsid="04feb578"/>
    </style:style>
    <style:style style:name="T38" style:family="text">
      <style:text-properties officeooo:rsid="050808ba"/>
    </style:style>
    <style:style style:name="T39" style:family="text">
      <style:text-properties officeooo:rsid="05087a11"/>
    </style:style>
    <style:style style:name="T40" style:family="text">
      <style:text-properties officeooo:rsid="0509f236"/>
    </style:style>
    <style:style style:name="T41" style:family="text">
      <style:text-properties officeooo:rsid="051b470e"/>
    </style:style>
    <style:style style:name="T42" style:family="text">
      <style:text-properties officeooo:rsid="05284946"/>
    </style:style>
    <style:style style:name="T43" style:family="text">
      <style:text-properties officeooo:rsid="053c986f"/>
    </style:style>
    <style:style style:name="T44" style:family="text">
      <style:text-properties officeooo:rsid="05537803"/>
    </style:style>
    <style:style style:name="T45" style:family="text">
      <style:text-properties officeooo:rsid="05665a12"/>
    </style:style>
    <style:style style:name="T46" style:family="text">
      <style:text-properties officeooo:rsid="05711cc8" style:font-size-asian="11pt" style:font-style-asian="normal" style:font-size-complex="11pt" style:font-style-complex="normal"/>
    </style:style>
    <style:style style:name="T47" style:family="text">
      <style:text-properties officeooo:rsid="05729c07" style:font-size-asian="11pt" style:font-style-asian="normal" style:font-size-complex="11pt" style:font-style-complex="normal"/>
    </style:style>
    <style:style style:name="T48" style:family="text">
      <style:text-properties officeooo:rsid="0593371e"/>
    </style:style>
    <style:style style:name="T49" style:family="text">
      <style:text-properties officeooo:rsid="059fbf7b"/>
    </style:style>
    <style:style style:name="T50" style:family="text">
      <style:text-properties officeooo:rsid="059cbbfd"/>
    </style:style>
    <style:style style:name="T51" style:family="text">
      <style:text-properties officeooo:rsid="05afc6e2"/>
    </style:style>
    <style:style style:name="T52" style:family="text">
      <style:text-properties officeooo:rsid="05bff4d5"/>
    </style:style>
    <style:style style:name="T53" style:family="text">
      <style:text-properties officeooo:rsid="05b29909"/>
    </style:style>
    <style:style style:name="T54" style:family="text">
      <style:text-properties officeooo:rsid="05b9a431"/>
    </style:style>
    <style:style style:name="T55" style:family="text">
      <style:text-properties officeooo:rsid="0644ef3a"/>
    </style:style>
    <style:style style:name="T56" style:family="text">
      <style:text-properties officeooo:rsid="060098e7"/>
    </style:style>
    <style:style style:name="T57" style:family="text">
      <style:text-properties officeooo:rsid="06073821"/>
    </style:style>
    <style:style style:name="T58" style:family="text">
      <style:text-properties officeooo:rsid="060d30fb"/>
    </style:style>
    <style:style style:name="T59" style:family="text">
      <style:text-properties officeooo:rsid="06823a6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A</text:p>
      <text:list xml:id="list3869007894" text:style-name="L1">
        <text:list-item>
          <text:p text:style-name="P6">Modificar en crear escena:</text:p>
          <text:list>
            <text:list-item>
              <text:p text:style-name="P9"><text:span text:style-name="T1">A</text:span><text:span text:style-name="T2">ñadir grupo y subgrupo a la hora de elegir las estancias</text:span></text:p>
            </text:list-item>
          </text:list>
        </text:list-item>
        <text:list-item>
          <text:p text:style-name="P6">Crear escena a nivel de subgrupo</text:p>
        </text:list-item>
        <text:list-item>
          <text:p text:style-name="P6">Crear escena a nivel de grupo</text:p>
        </text:list-item>
        <text:list-item>
          <text:p text:style-name="P6">Crear escena a nivel de planta</text:p>
        </text:list-item>
        <text:list-item>
          <text:p text:style-name="P14"><text:span text:style-name="T4">L</text:span><text:span text:style-name="T3">impiar lineas de código y documentar la funcionalidad de cada funci</text:span><text:span text:style-name="T5">ó</text:span><text:span text:style-name="T3">n.</text:span></text:p>
        </text:list-item>
        <text:list-item>
          <text:p text:style-name="P7">Añadir en crear zonas las cortinas</text:p>
        </text:list-item>
        <text:list-item>
          <text:p text:style-name="P15">Añadir en crear depuraci<text:span text:style-name="T7">ó</text:span>n el tipo de depuraci<text:span text:style-name="T7">ó</text:span>n</text:p>
        </text:list-item>
        <text:list-item>
          <text:p text:style-name="P19"><text:span text:style-name="T6">M</text:span><text:span text:style-name="T3">odificar grupo que se pueda cambiar el grupo de planta</text:span></text:p>
        </text:list-item>
        <text:list-item>
          <text:p text:style-name="P16">Añadir crear en variables, variable para el clima (Ej: Ala norte tipo = 0 Ala sur ) meterlo en el bot<text:span text:style-name="T8">ó</text:span>n de utilidades por ejemplo.</text:p>
        </text:list-item>
        <text:list-item>
          <text:p text:style-name="P17">En subgrupo no se pone en rojo que elija grupo</text:p>
        </text:list-item>
        <text:list-item>
          <text:p text:style-name="P18">En crear zona fancoil no escribe el codigo_variables.</text:p>
        </text:list-item>
        <text:list-item>
          <text:p text:style-name="P8">Modificar en el script la bd sistema_pruebas por sistemas</text:p>
        </text:list-item>
        <text:list-item>
          <text:p text:style-name="P8">Filtrar cuando se elige una tp que filtre por tipodriver</text:p>
        </text:list-item>
        <text:list-item>
          <text:p text:style-name="P8">En tpse dali, no muestra el nemo en el listado de bornas</text:p>
        </text:list-item>
        <text:list-item>
          <text:p text:style-name="P17">Ver por que cuando se crea una zona de luces no escribe estado e intensidad, y si ejecuta la instruc<text:span text:style-name="T9">c</text:span>i<text:span text:style-name="T9">ó</text:span>n en el mysql si lo hace</text:p>
        </text:list-item>
        <text:list-item>
          <text:p text:style-name="P8">En crear estor, no escribe bien los valores, esta cambiada la entrada con la salida</text:p>
        </text:list-item>
        <text:list-item>
          <text:p text:style-name="P8">En tpss salida del dali, ver por que si no se elige el grupo suma el valor de nuevo</text:p>
        </text:list-item>
        <text:list-item>
          <text:p text:style-name="P20">Modificar <text:span text:style-name="T27">tabla clima, relacion_clima, clima_previo_rutina</text:span></text:p>
        </text:list-item>
        <text:list-item>
          <text:p text:style-name="P21">Crear las tablas fancoil, relacion_fancoil, fancoil_previo_rutina y operacion_fancoil</text:p>
        </text:list-item>
        <text:list-item>
          <text:p text:style-name="P50"><text:span text:style-name="T28">Modificar cuando se crea una zona fancoil que lo haga en las nuevas estructuras.</text:span> No escribe el codigo_variables en el fancoil.</text:p>
        </text:list-item>
        <text:list-item>
          <text:p text:style-name="P22">Modificar los sockets de clima y de fancoil para que los valores de estado, temperatura,… coincida en la numeracion</text:p>
        </text:list-item>
        <text:list-item>
          <text:p text:style-name="P23">Modificar los triggers de los trbs (trb_rasp_sd, trb_rasp_ed, trb_rasp_ds18b20, trb_md02, trb_ibercomp_sonda,…)</text:p>
        </text:list-item>
        <text:list-item>
          <text:p text:style-name="P51"/>
        </text:list-item>
        <text:list-item>
          <text:p text:style-name="P51"/>
        </text:list-item>
        <text:list-item>
          <text:p text:style-name="P24">13/01/2023</text:p>
        </text:list-item>
        <text:list-item>
          <text:p text:style-name="P24">Crear tabla task: con los tdatos (fecha_inicio, fecha_fin, hora_inicio, hora_fin, schedule, habilitado_usuario, habilitado_admin, codigo_ambiente_inicio, codigo_ambiente_fin, temporal, tipo</text:p>
        </text:list-item>
        <text:list-item>
          <text:p text:style-name="P9"><text:span text:style-name="T10">Crear tabla sleep: codigo_task, codigo_</text:span><text:span text:style-name="T11">fancoil</text:span></text:p>
        </text:list-item>
        <text:list-item>
          <text:p text:style-name="P25">Crear las tablas operaciones_multimedia, operaciones_fancoil, operaciones_cortinas con sus correspondientes triggers.</text:p>
        </text:list-item>
        <text:list-item>
          <text:p text:style-name="P26">Añadir tdato tipo a la tabla ambientes (0→ ambiente, 1 → rutina)</text:p>
        </text:list-item>
        <text:list-item>
          <text:p text:style-name="P27">Eliminar tablas ot, relacion_ot_rutina y relacion_ot_ambiente</text:p>
        </text:list-item>
        <text:list-item>
          <text:p text:style-name="P28">Añadir en crear escena, que escriba en tdato general y en tdato programacion</text:p>
        </text:list-item>
        <text:list-item>
          <text:p text:style-name="P28">Modificar en los listados:</text:p>
          <text:list>
            <text:list-item>
              <text:p text:style-name="P28">no esta bien el nombre de las tablas de modbus</text:p>
            </text:list-item>
            <text:list-item>
              <text:p text:style-name="P28">Muestre el valor de domo de la tabla tp</text:p>
            </text:list-item>
            <text:list-item>
              <text:p text:style-name="P52">Modificar en los listados que muestre los th</text:p>
            </text:list-item>
          </text:list>
        </text:list-item>
        <text:list-item>
          <text:p text:style-name="P53">Quitar cuando se crea un sistema nuevo que no cree el trigger_operacion_escena</text:p>
        </text:list-item>
        <text:list-item>
          <text:p text:style-name="P54">Pasar script de bd sistema que me ha pasado Gemma al slack a la carpeta public sql</text:p>
        </text:list-item>
        <text:list-item>
          <text:p text:style-name="P54">Añadir en iot el tipo 0 → enchufe ; 1 → extractor para el socket</text:p>
        </text:list-item>
        <text:list-item>
          <text:p text:style-name="P29">Modificar en los medidores cuando se crea caso en el th, que en el tdato argumentos en lugar de escribirlo como ahora lo haga en formato json, en principio solo se utiliza para el modificar para que se muestre en el objeto lo que tiene programado, no tiene ningun tipo de funcionalidad.</text:p>
        </text:list-item>
        <text:list-item>
          <text:p text:style-name="P30">Operador, valor, autoincrementado y solar </text:p>
        </text:list-item>
        <text:list-item>
          <text:p text:style-name="P31">Modificado en crear medidores, cambiar la estructura de los valores de los argumentos, seguia con los separadores $, <text:span text:style-name="T29">lo he puesto en formato json.</text:span></text:p>
        </text:list-item>
        <text:list-item>
          <text:p text:style-name="P55">Modificar en crearZonaFancoil que no cree la variable del sleep</text:p>
        </text:list-item>
        <text:list-item>
          <text:p text:style-name="P56">Añadir un scroll en la zona de la derecha al crear escena por que si hay muchas zonas no se ve bien el botón de crear.</text:p>
        </text:list-item>
        <text:list-item>
          <text:p text:style-name="P57"><text:soft-page-break/>Añadir cuando se crea una zona que mire si pertenece la estancia a la que pertenece tiene escena, si tiene añadir dicha zona a dicha escena. (</text:p>
        </text:list-item>
        <text:list-item>
          <text:p text:style-name="P59">Revisar crear Zonas de todas las tipolog<text:span text:style-name="T30">í</text:span>as, para verificar que despu<text:span text:style-name="T31">é</text:span>s de los cambios sigue todo funcionando, el grupo luces <text:span text:style-name="T32">y grupo bombas hay que eliminarlo </text:span>por ejemplo.</text:p>
        </text:list-item>
        <text:list-item>
          <text:p text:style-name="P32">Crear escena por planta</text:p>
        </text:list-item>
        <text:list-item>
          <text:p text:style-name="P32">Crear escena por grupo</text:p>
        </text:list-item>
        <text:list-item>
          <text:p text:style-name="P32">Crear escena por subgrupo</text:p>
        </text:list-item>
        <text:list-item>
          <text:p text:style-name="P32">Crear Cuadro por planta</text:p>
        </text:list-item>
        <text:list-item>
          <text:p text:style-name="P32">Crear cuadro por grupo </text:p>
        </text:list-item>
        <text:list-item>
          <text:p text:style-name="P32">Crear cuadro por subgrupo.</text:p>
        </text:list-item>
        <text:list-item>
          <text:p text:style-name="P57">Modificar Planta</text:p>
        </text:list-item>
        <text:list-item>
          <text:p text:style-name="P57">Modificar Grupo</text:p>
        </text:list-item>
        <text:list-item>
          <text:p text:style-name="P57">Modificar Subgrupo</text:p>
        </text:list-item>
        <text:list-item>
          <text:p text:style-name="P57">Modificar Estancia</text:p>
        </text:list-item>
        <text:list-item>
          <text:p text:style-name="P57">Modificar Zona luces</text:p>
        </text:list-item>
        <text:list-item>
          <text:p text:style-name="P57">Modificar Zona clima</text:p>
        </text:list-item>
        <text:list-item>
          <text:p text:style-name="P57">Modificar Zona iot</text:p>
        </text:list-item>
        <text:list-item>
          <text:p text:style-name="P57">Modificar Zona fancoil</text:p>
        </text:list-item>
        <text:list-item>
          <text:p text:style-name="P57">Modificar Zona estor</text:p>
        </text:list-item>
        <text:list-item>
          <text:p text:style-name="P57">Modificar Zona persianas</text:p>
        </text:list-item>
        <text:list-item>
          <text:p text:style-name="P57">Modificar Zona cortinas</text:p>
        </text:list-item>
        <text:list-item>
          <text:p text:style-name="P57">Modificar Zona piscina</text:p>
        </text:list-item>
        <text:list-item>
          <text:p text:style-name="P57">Modificar Zona multimedia</text:p>
        </text:list-item>
        <text:list-item>
          <text:p text:style-name="P57">Modificar Zona consumos</text:p>
        </text:list-item>
        <text:list-item>
          <text:p text:style-name="P57">Modificar Zona seguridad</text:p>
        </text:list-item>
        <text:list-item>
          <text:p text:style-name="P57">Modificar Zona bombas</text:p>
        </text:list-item>
        <text:list-item>
          <text:p text:style-name="P57">Modificar Zona grupo luces</text:p>
        </text:list-item>
        <text:list-item>
          <text:p text:style-name="P57">Modificar Zona grupo bombas</text:p>
        </text:list-item>
        <text:list-item>
          <text:p text:style-name="P57">Modificar Planta</text:p>
        </text:list-item>
        <text:list-item>
          <text:p text:style-name="P57">Modificar Grupo</text:p>
        </text:list-item>
        <text:list-item>
          <text:p text:style-name="P57">Modificar Subgrupo</text:p>
        </text:list-item>
        <text:list-item>
          <text:p text:style-name="P57">Modificar Estancia</text:p>
        </text:list-item>
        <text:list-item>
          <text:p text:style-name="P57">Borrar Zona luces</text:p>
        </text:list-item>
        <text:list-item>
          <text:p text:style-name="P57">Borrar Zona clima</text:p>
        </text:list-item>
        <text:list-item>
          <text:p text:style-name="P57">Borrar Zona iot</text:p>
        </text:list-item>
        <text:list-item>
          <text:p text:style-name="P57">Borrar Zona fancoil</text:p>
        </text:list-item>
        <text:list-item>
          <text:p text:style-name="P57">Borrar Zona estor</text:p>
        </text:list-item>
        <text:list-item>
          <text:p text:style-name="P57">Borrar Zona persianas</text:p>
        </text:list-item>
        <text:list-item>
          <text:p text:style-name="P57">Borrar Zona cortinas</text:p>
        </text:list-item>
        <text:list-item>
          <text:p text:style-name="P57">Borrar Zona piscina</text:p>
        </text:list-item>
        <text:list-item>
          <text:p text:style-name="P57">Borrar Zona multimedia</text:p>
        </text:list-item>
        <text:list-item>
          <text:p text:style-name="P57">Borrar Zona consumos</text:p>
        </text:list-item>
        <text:list-item>
          <text:p text:style-name="P57">Borrar Zona seguridad</text:p>
        </text:list-item>
        <text:list-item>
          <text:p text:style-name="P57">Borrar Zona bombas</text:p>
        </text:list-item>
        <text:list-item>
          <text:p text:style-name="P57">Borrar Zona grupo luces</text:p>
        </text:list-item>
        <text:list-item>
          <text:p text:style-name="P58">Borrar Zona grupo bomba<text:span text:style-name="T33">s</text:span></text:p>
        </text:list-item>
        <text:list-item>
          <text:p text:style-name="P60">Modificar En Eliminar Escena, solo se elimina la relacion y el caso escena, NUNCA SE ELIMINAN LAS OPERACIONES.</text:p>
        </text:list-item>
        <text:list-item>
          <text:p text:style-name="P60">Modificar en ambientes y rutinas cuando se elimina solo se elimina la relacion y el caso ambiente, rutina. Para las rutinas ya no se utiliza las tablas de rutinas, trabaja con tabla ambiente, y task</text:p>
        </text:list-item>
        <text:list-item>
          <text:p text:style-name="P10"><text:span text:style-name="T13">A</text:span><text:span text:style-name="T12">ñadir crear at home</text:span></text:p>
        </text:list-item>
        <text:list-item>
          <text:p text:style-name="P33">Añadir crear modo</text:p>
        </text:list-item>
        <text:list-item>
          <text:p text:style-name="P33">Añadir crear programa.</text:p>
        </text:list-item>
        <text:list-item>
          <text:p text:style-name="P61">Añadir modificar at_home</text:p>
        </text:list-item>
        <text:list-item>
          <text:p text:style-name="P61">Añadir modificar modo.</text:p>
        </text:list-item>
        <text:list-item>
          <text:p text:style-name="P61">Añadir modificar programa.</text:p>
        </text:list-item>
        <text:list-item>
          <text:p text:style-name="P61">Añadir borrar at_home.</text:p>
        </text:list-item>
        <text:list-item>
          <text:p text:style-name="P61"><text:soft-page-break/>Añadir borrar modo.</text:p>
        </text:list-item>
        <text:list-item>
          <text:p text:style-name="P61">Añadir borrar programa.</text:p>
        </text:list-item>
        <text:list-item>
          <text:p text:style-name="P62">Añadir al listado el athome</text:p>
        </text:list-item>
        <text:list-item>
          <text:p text:style-name="P62">Añadir al listado el modo</text:p>
        </text:list-item>
        <text:list-item>
          <text:p text:style-name="P63">Añadir al listado el programa</text:p>
        </text:list-item>
        <text:list-item>
          <text:p text:style-name="P34">Modificar en el zenner que se cree un trb para zenner de agua y otro para zenner de energia, tanto para eth como para serie.</text:p>
        </text:list-item>
        <text:list-item>
          <text:p text:style-name="P64">Optimizar las funciones que tienen código <text:span text:style-name="T34">d</text:span>uplicado para que este todo mas limpio</text:p>
        </text:list-item>
        <text:list-item>
          <text:p text:style-name="P64">Modificar en las funciones de crear proyecto usuario,.. que tenga la funcionalidad que he escrito en el archivo Gemma dudas</text:p>
        </text:list-item>
        <text:list-item>
          <text:p text:style-name="P35">Eliminar las tablas grupo_luces <text:s/>y grupo_bombas, relacion_grupo_luces y relacion_grupo_bombas.</text:p>
        </text:list-item>
        <text:list-item>
          <text:p text:style-name="P36">Eliminar las tablas de home_estado, relacion_home_escena, relacion_home_operacion</text:p>
        </text:list-item>
        <text:list-item>
          <text:p text:style-name="P11"><text:span text:style-name="T12">Modificar en soa.sql eliminar las tablas: </text:span><text:span text:style-name="T14">g</text:span><text:span text:style-name="T12">rupo_luces, grupo_bombas, relacion_grupo_luces, <text:s/>relacion_grupo_bombas, </text:span><text:span text:style-name="T14">horario_alumbrado_exterior y modo_grupo_luces</text:span></text:p>
        </text:list-item>
        <text:list-item>
          <text:p text:style-name="P37">Eliminar de las pantallas y de las funciones lo correspondiente con grupoluces y grupobombas</text:p>
        </text:list-item>
        <text:list-item>
          <text:p text:style-name="P38">Añadido en crear zona Bombas que añada en el socket el type = 0</text:p>
        </text:list-item>
        <text:list-item>
          <text:p text:style-name="P187"><text:span text:style-name="T17">Si modifico una luz <text:s/></text:span><text:span text:style-name="T18">y deja de tener dali de color o de intensidad, o pasa de tener solo estado a tener dali, tendr</text:span><text:span text:style-name="T19">í</text:span><text:span text:style-name="T18">a que mirar si dicha luz pertenece a alguna escena y modificar o crear nuevas operaciones, dependiendo de las escenas que tenga dicha luz. Hay que verlo a nivel de estancia, grupo, subgrupo y planta.</text:span></text:p>
        </text:list-item>
        <text:list-item>
          <text:p text:style-name="P188"><text:span text:style-name="T18">S</text:span><text:span text:style-name="T17">i creo una luz nueva deber</text:span><text:span text:style-name="T20">í</text:span><text:span text:style-name="T17">amos de ver si la estancia a la pertenece, tiene escena, si <text:s/>añadir las operaciones que corrrespon</text:span><text:span text:style-name="T20">d</text:span><text:span text:style-name="T17">a, no, mirar si tiene mas luces esa estancia para crear la escena entonces, en lugar de modificarla, o lo que tengamos que hacer lo hago desde el modificar escena y añado una luz, </text:span></text:p>
        </text:list-item>
        <text:list-item>
          <text:p text:style-name="P65">Modificar en cmodificar tpss, que setee los valores de las salidas temporizadas, con los valores que tenga programados inicalmente.</text:p>
        </text:list-item>
        <text:list-item>
          <text:p text:style-name="P66">Cuando se crea grupo , subgrupo, … cuando se muestran las estancias, deberían de aparecer seleccionadas si ya pertenecen a un grupo.</text:p>
        </text:list-item>
        <text:list-item>
          <text:p text:style-name="P67">Añadir mensaje de no hay grupo , no hay subgrupo cuando selecciono y no hay valores</text:p>
        </text:list-item>
        <text:list-item>
          <text:p text:style-name="P68">Tener en cuenta (añadir)</text:p>
          <text:list>
            <text:list-item>
              <text:p text:style-name="P68">Si se modifica un grupo de planta hay que modificar en las escenas por planta si esta ese grupo y meterlo en las escenas por planta de la otra planta</text:p>
            </text:list-item>
            <text:list-item>
              <text:p text:style-name="P68">Si se modifica un subgrupo de grupo hay que modificar en las escenas por grupo si esta ese subgrupo y meterlo en las escenas por grupo del otro grupo (tener en cuenta si también se ha cambiado de planta)</text:p>
            </text:list-item>
          </text:list>
        </text:list-item>
        <text:list-item>
          <text:p text:style-name="P69">Si se modifica una estancia de planta, grupo, <text:s/>idem a los pasos anteriores.</text:p>
        </text:list-item>
        <text:list-item>
          <text:p text:style-name="P39"><text:span text:style-name="T35">M</text:span>odificar crear comando y trb zenner water serial para que se pidan los registros de la 2 a la 17</text:p>
        </text:list-item>
        <text:list-item>
          <text:p text:style-name="P70">Añadir cuando se elimina que elimine también los casos de la tabla variables según el codigo_rb si es una tpss leer para la borna ‘x’ el codigo_variables para eliminar el caso correspondiente.</text:p>
        </text:list-item>
        <text:list-item>
          <text:p text:style-name="P71">Añadir cuando se modifique un grupo:</text:p>
          <text:list>
            <text:list-item>
              <text:p text:style-name="P71">si se selecciona una estancia nueva que no tiene grupo: </text:p>
              <text:list>
                <text:list-item>
                  <text:p text:style-name="P71">añade al th el group</text:p>
                </text:list-item>
                <text:list-item>
                  <text:p text:style-name="P71">escribe codigo_grupo a dicha estancia</text:p>
                </text:list-item>
              </text:list>
            </text:list-item>
            <text:list-item>
              <text:p text:style-name="P71">si selección una estancia nueva que pertenece a otro grupo:</text:p>
              <text:list>
                <text:list-item>
                  <text:p text:style-name="P71">elimina grupo anterior y escribe grupo nuevo.</text:p>
                </text:list-item>
              </text:list>
            </text:list-item>
            <text:list-item>
              <text:p text:style-name="P71">Si se despulsa una estancia que ya esta en ese grupo:</text:p>
              <text:list>
                <text:list-item>
                  <text:p text:style-name="P71">elimina del th el grupo y el subgrupo</text:p>
                </text:list-item>
                <text:list-item>
                  <text:p text:style-name="P71">escribe null en codigo_grupo y subgrupo</text:p>
                </text:list-item>
              </text:list>
            </text:list-item>
            <text:list-item>
              <text:p text:style-name="P72">En cualquiera de los casos hay que tener en cuenta si ese grupo tiene escenas creadas:</text:p>
              <text:list>
                <text:list-item>
                  <text:p text:style-name="P72">si: añade las estancias a dicha escena</text:p>
                </text:list-item>
                <text:list-item>
                  <text:p text:style-name="P72">no: mirar si hay mas estancias en ese grupo</text:p>
                  <text:list>
                    <text:list-item>
                      <text:p text:style-name="P72">si: crea escena</text:p>
                    </text:list-item>
                  </text:list>
                </text:list-item>
              </text:list>
            </text:list-item>
          </text:list>
        </text:list-item>
        <text:list-item>
          <text:p text:style-name="P73">no: no hace nada</text:p>
        </text:list-item>
        <text:list-item>
          <text:p text:style-name="P74">Cuando se elimina un ambiente hay que enviar un socket al soats</text:p>
          <text:p text:style-name="P186">$socket = array (</text:p>
          <text:list>
            <text:list-header>
              <text:p text:style-name="P189">'crud_type'=&gt; CrudType::Update,</text:p>
            </text:list-header>
          </text:list>
          <text:p text:style-name="P189">'id'=&gt; $data-&gt;scene,</text:p>
          <text:p text:style-name="P189">'location_id' =&gt;$GLOBALS['DATA']-&gt;location_id</text:p>
          <text:p text:style-name="P189">);</text:p>
          <text:p text:style-name="P189"><text:soft-page-break/>$this-&gt;callFunctionTsWithArguments("webhook/sceneUpdate/",$socket);</text:p>
          <text:p text:style-name="P189">class CrudType</text:p>
          <text:p text:style-name="P189">{</text:p>
          <text:p text:style-name="P189">const Create = 0;</text:p>
          <text:p text:style-name="P189">const Read = 1;</text:p>
          <text:p text:style-name="P189">const Update = 2;</text:p>
          <text:p text:style-name="P189">const Delete = 3 ;</text:p>
          <text:p text:style-name="P189">}</text:p>
          <text:p text:style-name="P189"><text:tab/></text:p>
          <text:p text:style-name="P190">Para enviar el socket hay que poner la ruta que me diga robert y llamar a ambientUpdate, sceneUpdate, taskUpdate enviando el id (ambiente, escena, task) y delete o update, si se elimina una luz seria update si se elimina la escena seria un delete</text:p>
        </text:list-item>
        <text:list-item>
          <text:p text:style-name="P75">Cuando se elimina una zona ‘x’ ejemplo una luz, bomba fancoil, miro si hay caso en tabla relacion_domo_task si: elimino caso en tabla task donde id = codigo_task y donde tipo_domo = ‘x’ y codigo_domo = ‘zona ‘x’. </text:p>
          <text:p text:style-name="P75">Hay que mirar si existe esa zona pertenece a una escena:</text:p>
          <text:list>
            <text:list-item>
              <text:list>
                <text:list-item>
                  <text:p text:style-name="P75">SI: elimino casos correspondientes a la escena y envio socket al soats</text:p>
                </text:list-item>
              </text:list>
            </text:list-item>
          </text:list>
        </text:list-item>
        <text:list-item>
          <text:p text:style-name="P75"><text:tab/>Hay que mirar si hay ambiente: si <text:s/>elimino los casos correspondientes al ambiente y envio socket al soats.</text:p>
        </text:list-item>
        <text:list-item>
          <text:p text:style-name="P76"><text:tab/>Hay que mirar si tiene task: si: elimino los casos correspondientes en task y envio socket al soats.</text:p>
        </text:list-item>
        <text:list-item>
          <text:p text:style-name="P40">Añadir tabla relacion_luces_compartidas a soa.sql</text:p>
        </text:list-item>
        <text:list-item>
          <text:p text:style-name="P40">Crear funcionalidad luces compartidas</text:p>
        </text:list-item>
        <text:list-item>
          <text:p text:style-name="P77">Modificar funcionalidad luces compartidas</text:p>
        </text:list-item>
        <text:list-item>
          <text:p text:style-name="P78">Borrar funcionalidad luces compartidas.</text:p>
        </text:list-item>
        <text:list-item>
          <text:p text:style-name="P12"><text:span text:style-name="T12">Añadir control en crear y modificar luces compartidas que hay que tener al menos uno </text:span><text:span text:style-name="T15">atributo </text:span><text:span text:style-name="T12">seleccionado</text:span></text:p>
        </text:list-item>
        <text:list-item>
          <text:p text:style-name="P13"><text:span text:style-name="T12">Crear funci</text:span><text:span text:style-name="T16">ó</text:span><text:span text:style-name="T12">n general de enviar socket al soats</text:span></text:p>
        </text:list-item>
        <text:list-item>
          <text:p text:style-name="P41">Crear función general que mire si para una zona de estancia, grupo, subgrupo, planta ‘x’ tiene escena</text:p>
        </text:list-item>
        <text:list-item>
          <text:p text:style-name="P79">Crear función general que mire si para una zona de estancia, grupo, subgrupo, planta ‘x’ tiene ambiente</text:p>
        </text:list-item>
        <text:list-item>
          <text:p text:style-name="P79">Crear función general que mire si para una zona de estancia, grupo, subgrupo, planta ‘x’ tiene task</text:p>
        </text:list-item>
        <text:list-item>
          <text:p text:style-name="P42">Modificado en crear consigna, que se pueda llenar los valores de la tpse_valvula con los valores de la tpss_valvula puesto que en rudy no hay señales de valvula de entrada.</text:p>
        </text:list-item>
        <text:list-item>
          <text:p text:style-name="P80">Modificar en las operaciones_luces que si estado = 0 , los dem<text:span text:style-name="T36">á</text:span>s valores tengan -1 o null en rgb</text:p>
        </text:list-item>
        <text:list-item>
          <text:p text:style-name="P81">Eliminar los triggers de domotica (luces, clima, estor,..) que escribe el estado en la tabla operación si cumplen la condicions</text:p>
        </text:list-item>
        <text:list-item>
          <text:p text:style-name="P43">Modificado en crear th consigna que el valor de la tpse pueda ser el mismo valor que la tpss</text:p>
        </text:list-item>
        <text:list-item>
          <text:p text:style-name="P82">Probar modificar zona</text:p>
        </text:list-item>
        <text:list-item>
          <text:p text:style-name="P82">Probar modificar escena</text:p>
        </text:list-item>
        <text:list-item>
          <text:p text:style-name="P44">Documentar LOA</text:p>
        </text:list-item>
        <text:list-item>
          <text:p text:style-name="P82">Añadir objeto de crear Ambiente</text:p>
        </text:list-item>
        <text:list-item>
          <text:p text:style-name="P82">Añadir objeto de crear rutina</text:p>
        </text:list-item>
        <text:list-item>
          <text:p text:style-name="P82">Añadir objeto de mod<text:span text:style-name="T37">i</text:span>ficar Ambiente</text:p>
        </text:list-item>
        <text:list-item>
          <text:p text:style-name="P82">Añadir objeto de modificar rutina</text:p>
        </text:list-item>
        <text:list-item>
          <text:p text:style-name="P191"><text:span text:style-name="T21">A</text:span><text:span text:style-name="T17">ñadir crear Programming</text:span></text:p>
        </text:list-item>
        <text:list-item>
          <text:p text:style-name="P83">Añadir modificar Programming</text:p>
        </text:list-item>
        <text:list-item>
          <text:p text:style-name="P84">Añadir eliminar Programming</text:p>
        </text:list-item>
        <text:list-item>
          <text:p text:style-name="P86">Comprobar si al eliminar un ambiente se elimina directamente los casos de la tabla task</text:p>
        </text:list-item>
        <text:list-item>
          <text:p text:style-name="P87">Añadir mensaje en eliminar escena si no hay escenas.</text:p>
        </text:list-item>
        <text:list-item>
          <text:p text:style-name="P88">Revisar los botones de validar (Crear, borrar y modificar) que tengan el mismo estilo</text:p>
          <text:p text:style-name="P88"/>
        </text:list-item>
        <text:list-item>
          <text:p text:style-name="P89">Revisar modificar grupo, subgrupo, estancia, zona, por que los combos de plantas, grupo, subgrupo si modifico algo debería volver a leer</text:p>
        </text:list-item>
        <text:list-item>
          <text:p text:style-name="P89">Añadir en modificar grupo, subgrupo, estancia, zona que si no hay valores muestre un mensaje.</text:p>
        </text:list-item>
        <text:list-item>
          <text:p text:style-name="P90">Revisar funcionamiento de modificar cuadro</text:p>
        </text:list-item>
        <text:list-item>
          <text:p text:style-name="P85"><text:soft-page-break/><text:span text:style-name="T38">Revisar funcionamiento de modificar </text:span><text:span text:style-name="T39">autom</text:span><text:span text:style-name="T40">á</text:span><text:span text:style-name="T39">tico</text:span></text:p>
        </text:list-item>
        <text:list-item>
          <text:p text:style-name="P92">Cuando modifico trb rasp ds18b20 no actualiza el valor de la bornas</text:p>
        </text:list-item>
        <text:list-item>
          <text:p text:style-name="P117">En crear pulsador Cuando pulso en el botón de seleccionar TPSE sonda , sale un error en el <text:span text:style-name="T41">console del F12</text:span></text:p>
        </text:list-item>
        <text:list-item>
          <text:p text:style-name="P118">Añadir en crear rutina en el cuando el objeto del calendario, ver por que el que tiene puesto noe no me funciona</text:p>
        </text:list-item>
        <text:list-item>
          <text:p text:style-name="P119">En el modificar trb raspberry pulsos autoincrementados no puedo modificarlos, me aparecen los normales.</text:p>
        </text:list-item>
        <text:list-item>
          <text:p text:style-name="P120">Crear el controlador y modelo de activateAmbient. <text:span text:style-name="T42">Funcionalidad: Pone todos a 0 y el que corresponde a 1.</text:span></text:p>
        </text:list-item>
        <text:list-item>
          <text:p text:style-name="P93">Crear escenas para todos los tipos</text:p>
        </text:list-item>
        <text:list-item>
          <text:p text:style-name="P121">Poner en crear escena que por defecto los check esten pulsados</text:p>
        </text:list-item>
        <text:list-item>
          <text:p text:style-name="P122">Mirar si la funcion obtenerValorestrbentradaseleccionada se puede sustituir por readTPSEbyId</text:p>
        </text:list-item>
        <text:list-item>
          <text:p text:style-name="P94">mirar si la funcion obtenerTipodriversubdriver se utiliza.</text:p>
        </text:list-item>
        <text:list-item>
          <text:p text:style-name="P123">En modificar tpss, mirar si tiene o no variables para actualizar el valor en la tabla variables o tiene que crear uno nuevo.</text:p>
        </text:list-item>
        <text:list-item>
          <text:p text:style-name="P124">Terminar de probar modificar cuadro.</text:p>
        </text:list-item>
        <text:list-item>
          <text:p text:style-name="P124">En modificar ambiente, no muestra mas ambientes al cambiar la estancia.</text:p>
        </text:list-item>
        <text:list-item>
          <text:p text:style-name="P95">En modificar rutina ver por que no se muestra los valores de la rutina seleccionada.</text:p>
        </text:list-item>
        <text:list-item>
          <text:p text:style-name="P96">Añadir el objeto de la fecha cuando se pulsa en siempre al modificar rutina</text:p>
        </text:list-item>
        <text:list-item>
          <text:p text:style-name="P125">En crear escena, añadir que se pueda escribir el tdato configuracion</text:p>
        </text:list-item>
        <text:list-item>
          <text:p text:style-name="P125">En modificar escena, añadir que se pueda escribir el tdato configuracion</text:p>
        </text:list-item>
        <text:list-item>
          <text:p text:style-name="P125">Revisar en modificar consigna que modifique los casos de la tabla variables correspondientes (para ello leer de la tabla relacion_clima o relacion_fancoil para coger el id de tabla variables) <text:span text:style-name="T43">por si hay que modificar el codigo_rb</text:span></text:p>
        </text:list-item>
        <text:list-item>
          <text:p text:style-name="P97">Añadir en modificar cadena seguridad que se muestre los valores cuando elijo los valores de la tpse</text:p>
        </text:list-item>
        <text:list-item>
          <text:p text:style-name="P126">Modificar en borrar cuadro, que elimine por cada automatico el cosido de los th y tipodomo en las tps correspondientes.</text:p>
        </text:list-item>
        <text:list-item>
          <text:p text:style-name="P127">Modificar en modificar cuadro , no se muestra bien los objetos</text:p>
        </text:list-item>
        <text:list-item>
          <text:p text:style-name="P128">Crear borrar variables</text:p>
        </text:list-item>
        <text:list-item>
          <text:p text:style-name="P128">Crear eliminar usuario</text:p>
        </text:list-item>
        <text:list-item>
          <text:p text:style-name="P128">Crear eliminar ubicación</text:p>
        </text:list-item>
        <text:list-item>
          <text:p text:style-name="P128">Crear eliminar proyecto</text:p>
        </text:list-item>
        <text:list-item>
          <text:p text:style-name="P129">Crear modificar variables</text:p>
        </text:list-item>
        <text:list-item>
          <text:p text:style-name="P129">Crear modificar usuario</text:p>
        </text:list-item>
        <text:list-item>
          <text:p text:style-name="P129">Crear modificar ubicación</text:p>
        </text:list-item>
        <text:list-item>
          <text:p text:style-name="P98">Crear modificar proyecto</text:p>
        </text:list-item>
        <text:list-item>
          <text:p text:style-name="P130">Añadir crear configuracion (por ahora luces)</text:p>
        </text:list-item>
        <text:list-item>
          <text:p text:style-name="P130">Añadir borrar configuracion (por ahora luces)</text:p>
        </text:list-item>
        <text:list-item>
          <text:p text:style-name="P130">Añadir modificar configuracion (por ahora luces)</text:p>
        </text:list-item>
        <text:list-item>
          <text:p text:style-name="P130">Añadir en sistemas:</text:p>
          <text:list>
            <text:list-item>
              <text:p text:style-name="P130">crear home</text:p>
            </text:list-item>
            <text:list-item>
              <text:p text:style-name="P130">modificar home</text:p>
            </text:list-item>
            <text:list-item>
              <text:p text:style-name="P130">borrar home</text:p>
            </text:list-item>
            <text:list-item>
              <text:p text:style-name="P130">crear menu</text:p>
            </text:list-item>
            <text:list-item>
              <text:p text:style-name="P130">modificar menu</text:p>
            </text:list-item>
            <text:list-item>
              <text:p text:style-name="P130">borrar menu</text:p>
            </text:list-item>
          </text:list>
        </text:list-item>
        <text:list-item>
          <text:p text:style-name="P131">Documentar en crear/tecladoauto las funciones de leer</text:p>
        </text:list-item>
        <text:list-item>
          <text:p text:style-name="P131">Documentar en borrar/tecladoauto las funciones de leer</text:p>
        </text:list-item>
        <text:list-item>
          <text:p text:style-name="P131">Documentar en modificar/tecladoauto las funciones de leer</text:p>
        </text:list-item>
        <text:list-item>
          <text:p text:style-name="P131">Documentar en crear/sistemas las funciones de leer</text:p>
        </text:list-item>
        <text:list-item>
          <text:p text:style-name="P131">Documentar en borrar/sistemas las funciones de leer</text:p>
        </text:list-item>
        <text:list-item>
          <text:p text:style-name="P131">Documentar en modificar/sistemas las funciones de leer</text:p>
        </text:list-item>
        <text:list-item>
          <text:p text:style-name="P131">Documentar en crear/utilidades las funciones de leer</text:p>
        </text:list-item>
        <text:list-item>
          <text:p text:style-name="P131">Documentar en borrar/utilidades las funciones de leer</text:p>
        </text:list-item>
        <text:list-item>
          <text:p text:style-name="P131">Documentar en modificar/utilidades las funciones de leer</text:p>
        </text:list-item>
        <text:list-item>
          <text:p text:style-name="P131">Revisar si hay algún controlador que no se utilice para eliminarlo</text:p>
        </text:list-item>
        <text:list-item>
          <text:p text:style-name="P131">Revisar si hay algún modelo que no se utilice para eliminarlo.</text:p>
        </text:list-item>
        <text:list-item>
          <text:p text:style-name="P132">Revisar si hay código que no se utilice o este comentado para eliminarlo.</text:p>
        </text:list-item>
        <text:list-item>
          <text:p text:style-name="P133">En Modificar riego, modificar los tamaños del css por que se ve mal.</text:p>
        </text:list-item>
        <text:list-item>
          <text:p text:style-name="P99">Poner en crear depuraci<text:span text:style-name="T44">ó</text:span>n que el tipo sea obligatorio.</text:p>
        </text:list-item>
        <text:list-item>
          <text:p text:style-name="P134">Modificar cuando se programa una zona de luces, clima, iot,… que los tdatos de estado, intensidad,…. </text:p>
        </text:list-item>
        <text:list-item>
          <text:p text:style-name="P135">Modificado en crear tpss que cuando escribe tipo en tabla iniciarhilostrb escribe un 0 en lugar de un 1.</text:p>
        </text:list-item>
        <text:list-item>
          <text:p text:style-name="P100"><text:soft-page-break/>Modificar en crear zona multimedia cuando se escribe en los sockets en th para id1,… faltaban unas comillas.</text:p>
        </text:list-item>
        <text:list-item>
          <text:p text:style-name="P136">Añadir en soa.sql el tdato identificador en la tabla iniciarhilostrb de tipo varchar(10) deafult null</text:p>
        </text:list-item>
        <text:list-item>
          <text:p text:style-name="P136">Documentar el cambio en la tabla iniciarhilostrb</text:p>
        </text:list-item>
        <text:list-item>
          <text:p text:style-name="P101">Subir la documentación <text:span text:style-name="T45">a la wiki.</text:span></text:p>
        </text:list-item>
        <text:list-item>
          <text:p text:style-name="P137"><text:span text:style-name="T46">Tdato columna en la tabla </text:span><text:span text:style-name="T47">automaticos</text:span></text:p>
        </text:list-item>
        <text:list-item>
          <text:p text:style-name="P138">Añadir crear comando smarttrail x100_conv</text:p>
        </text:list-item>
        <text:list-item>
          <text:p text:style-name="P138">Añadir modificar comando smarttrail x100 conv</text:p>
        </text:list-item>
        <text:list-item>
          <text:p text:style-name="P138">Añadir borrar comando smarttrail x100_conv</text:p>
        </text:list-item>
        <text:list-item>
          <text:p text:style-name="P138">Añadir crear trb smarttrail x100_conv</text:p>
        </text:list-item>
        <text:list-item>
          <text:p text:style-name="P138">Añadir borrar trb smarttrail x100_conv</text:p>
        </text:list-item>
        <text:list-item>
          <text:p text:style-name="P138">Añadir modificar smarttrail x100_conv</text:p>
        </text:list-item>
        <text:list-item>
          <text:p text:style-name="P102">Añadir las funciones nuevas a la documentación de la wiki del loa</text:p>
        </text:list-item>
        <text:list-item>
          <text:p text:style-name="P139">Añadir crear tpcm</text:p>
          <text:list>
            <text:list-item>
              <text:p text:style-name="P139">tipo general agua</text:p>
            </text:list-item>
          </text:list>
        </text:list-item>
        <text:list-item>
          <text:p text:style-name="P139">Añadir modificar tpcm.</text:p>
        </text:list-item>
        <text:list-item>
          <text:p text:style-name="P139">Añadir eliminar tpcm.</text:p>
        </text:list-item>
        <text:list-item>
          <text:p text:style-name="P139">Modificar en relacion_consumos la estructura para añadir tdato tipo_tp</text:p>
        </text:list-item>
        <text:list-item>
          <text:p text:style-name="P139">Modificar en crear zona consumos que escriba tipo_tp</text:p>
        </text:list-item>
        <text:list-item>
          <text:p text:style-name="P139">Añadir cuando se crea un sistema que cree las tablas de tpcm, relacion_<text:span text:style-name="T48">tp</text:span>_tpcm</text:p>
        </text:list-item>
        <text:list-item>
          <text:p text:style-name="P140">Añadir en el loa, que los valores de los nemos de las tps, se cojan de la tabla nemo_tp en lugar del array que voy llenando.</text:p>
        </text:list-item>
        <text:list-item>
          <text:p text:style-name="P141">Añadir funcionalidad de fugas</text:p>
        </text:list-item>
        <text:list-item>
          <text:p text:style-name="P141">Modificar las funciones de programa, at_home y modo por que han cambiado las estructuras.</text:p>
        </text:list-item>
        <text:list-item>
          <text:p text:style-name="P142">Modificar en <text:span text:style-name="T49">escenas</text:span> añadir que se pueda escribir pregrabado <text:span text:style-name="T50">(0→ real, 1→ pregrabado)</text:span></text:p>
        </text:list-item>
        <text:list-item>
          <text:p text:style-name="P103">Modificar el scritp de sistema y de soa.sql para añadir las estructuras de las tablas nuevas.</text:p>
        </text:list-item>
        <text:list-item>
          <text:p text:style-name="P143">Modificar en soa.sql</text:p>
          <text:list>
            <text:list-item>
              <text:p text:style-name="P144"><text:span text:style-name="T51">t</text:span>abla modo y at_home</text:p>
            </text:list-item>
            <text:list-item>
              <text:p text:style-name="P145">Modificar la tabla variables para añadir tdato codigo_tp</text:p>
            </text:list-item>
          </text:list>
        </text:list-item>
        <text:list-item>
          <text:p text:style-name="P144"/>
        </text:list-item>
        <text:list-item>
          <text:p text:style-name="P143">TPCM</text:p>
          <text:list>
            <text:list-item>
              <text:p text:style-name="P143">Incluir crear tpcm <text:span text:style-name="T52">(tener en cuenta que la tp puede ser entrada, medidor)</text:span></text:p>
            </text:list-item>
            <text:list-item>
              <text:p text:style-name="P143">Incluir borrar tpcm</text:p>
            </text:list-item>
            <text:list-item>
              <text:p text:style-name="P143">Incluir modificar tpcm</text:p>
            </text:list-item>
          </text:list>
        </text:list-item>
        <text:list-item>
          <text:p text:style-name="P143">Al programar relacion_consumos:</text:p>
          <text:list>
            <text:list-item>
              <text:p text:style-name="P143">se elija tipo_tp (0. tps, 1. tpcm) para que lea de una u otra tabla</text:p>
            </text:list-item>
          </text:list>
        </text:list-item>
        <text:list-item>
          <text:p text:style-name="P143">Cambiar botón de zonas por <text:s/>domo</text:p>
        </text:list-item>
        <text:list-item>
          <text:p text:style-name="P143">TPSS <text:span text:style-name="T53">(Funcionalidad salidas limitadas)</text:span></text:p>
          <text:list>
            <text:list-item>
              <text:p text:style-name="P146">SOA: en los trbs de salidas en lugar de esperar que los valores del tipo salida lleguen por rpc, lo lea de la tabla iniciarhilostrb</text:p>
            </text:list-item>
            <text:list-item>
              <text:p text:style-name="P146">Incluir en tabla variables las varibles para el valor de inicio y de fin</text:p>
            </text:list-item>
            <text:list-item>
              <text:p text:style-name="P146">Incluir en la tabla iniciarhilostrb que se se escriba el codigo_variables para valor inicio, y valor_fin, modificar que en lugar de escribir variables code, escriba </text:p>
            </text:list-item>
            <text:list-item>
              <text:p text:style-name="P147">Añadir en la tabla variables el tdato </text:p>
            </text:list-item>
          </text:list>
        </text:list-item>
        <text:list-item>
          <text:p text:style-name="P148">Añadir tdatos en <text:span text:style-name="T54">relacion_</text:span>persianas y <text:span text:style-name="T54">relacion_</text:span>estores (rb_s_subir, codigo_tp_s_subir, rb_s_bajar, <text:span text:style-name="T54">codigo_tp_s_bajar, idem para entradas)</text:span></text:p>
        </text:list-item>
        <text:list-item>
          <text:p text:style-name="P147">Documentar cambios anteriores en las estructuras</text:p>
        </text:list-item>
        <text:list-item>
          <text:p text:style-name="P104">Modificar a la hora de programar las persianas y los estores que se puedan elegir estas salidas y entradas</text:p>
        </text:list-item>
        <text:list-item>
          <text:p text:style-name="P149">Añadir cuando se programa una salida que si es limitada, temporizada,.. que se escriba en la tabla variables ademas del tiempo, se escriba el valor de inicio y de fin de dicha salida.</text:p>
        </text:list-item>
        <text:list-item>
          <text:p text:style-name="P150">Documentar como se programan las señales</text:p>
        </text:list-item>
        <text:list-item>
          <text:p text:style-name="P150">Modificar en crear trb a<text:span text:style-name="T55">n</text:span>alizador que se creen los dos trbs de golpe con las bornas que estamos utilizando</text:p>
        </text:list-item>
        <text:list-item>
          <text:p text:style-name="P150">Modificar en crear trb zenner que aparezca por defecto un tiempo de 30 seg</text:p>
        </text:list-item>
        <text:list-item>
          <text:p text:style-name="P150">Añadir Crear comando abb_b21</text:p>
        </text:list-item>
        <text:list-item>
          <text:p text:style-name="P150">Añadir Modificar comando abb_b21</text:p>
        </text:list-item>
        <text:list-item>
          <text:p text:style-name="P150">Añadir Borrar comando abb_b21</text:p>
        </text:list-item>
        <text:list-item>
          <text:p text:style-name="P150">Añadir crear trb abb_b21</text:p>
        </text:list-item>
        <text:list-item>
          <text:p text:style-name="P150">Añadir modificar trb abb_b21</text:p>
        </text:list-item>
        <text:list-item>
          <text:p text:style-name="P150">Añadir borrar trb abb_b21</text:p>
        </text:list-item>
        <text:list-item>
          <text:p text:style-name="P150">Añadir Crear comando mitsubishi_intesis</text:p>
        </text:list-item>
        <text:list-item>
          <text:p text:style-name="P150"><text:soft-page-break/>Añadir Modificar comando mitsubishi_intesis</text:p>
        </text:list-item>
        <text:list-item>
          <text:p text:style-name="P150">Añadir Borrar comando mitsubishi_intesis</text:p>
        </text:list-item>
        <text:list-item>
          <text:p text:style-name="P150">Añadir crear trb mitsubishi_intesis entradas</text:p>
        </text:list-item>
        <text:list-item>
          <text:p text:style-name="P150">Añadir crear trb mitsubishi_intesis salidas</text:p>
        </text:list-item>
        <text:list-item>
          <text:p text:style-name="P150">Añadir modificar trb mitsubishi_intesis entradas</text:p>
        </text:list-item>
        <text:list-item>
          <text:p text:style-name="P150">Añadir modificar trb mitsubishi_intesis salidas</text:p>
        </text:list-item>
        <text:list-item>
          <text:p text:style-name="P150">Añadir borrar trb mitsubishi_intesis entradas</text:p>
        </text:list-item>
        <text:list-item>
          <text:p text:style-name="P105">Añadir borrar trb mitsubishi_intesis salidas</text:p>
        </text:list-item>
        <text:list-item>
          <text:p text:style-name="P151">Escribir codigo_tp cuando se programe una tp consigna</text:p>
        </text:list-item>
        <text:list-item>
          <text:p text:style-name="P106">Modificar en crear comando trb somfy que escriba Rts o 50 dependiendo del tipo que correspona</text:p>
        </text:list-item>
        <text:list-item>
          <text:p text:style-name="P152">Modificar cuando se programa el dali que escriba en subtipo el subtipo que corresponda, para que se ejecute uno u otro tipo. (Ver con Gemma si escriben ellos, en la variable y el trb solo lee). </text:p>
        </text:list-item>
        <text:list-item>
          <text:p text:style-name="P153">Cuando se programe una salida de dali con color, intensidad color o temperatura que escribe en subtipo y cree las variables que corresponda (ver formato de rgb, si es una variable para cada parte del color o lo escribirmos todo junto)</text:p>
        </text:list-item>
        <text:list-item>
          <text:p text:style-name="P154">Documentar en la wiki todas las funciones que estamos creando nuevas y las que hemos modificado</text:p>
        </text:list-item>
        <text:list-item>
          <text:p text:style-name="P154">Incluir en el listado los trbs nuevos</text:p>
        </text:list-item>
        <text:list-item>
          <text:p text:style-name="P154">Incluir en el listado de domo que muestre el cuadro eléctrico</text:p>
        </text:list-item>
        <text:list-item>
          <text:p text:style-name="P155">Incluir en soa.sql las ultimas estructuras de at_home</text:p>
        </text:list-item>
        <text:list-item>
          <text:p text:style-name="P156">Incluir en crear automatico cuando se crea uno desaparecen los botones de seleccionar tpse o tpss</text:p>
        </text:list-item>
        <text:list-item>
          <text:p text:style-name="P107"><text:span text:style-name="T56">M</text:span>odificar la función que lee de <text:span text:style-name="T56">el nombre de la tabla </text:span>para que lea de la tabla sistema.nemo_tp</text:p>
        </text:list-item>
        <text:list-item>
          <text:p text:style-name="P157">Documentar funciones de trb abb_b21</text:p>
        </text:list-item>
        <text:list-item>
          <text:p text:style-name="P157">Documentar funciones de trb mitsubishi intesis</text:p>
        </text:list-item>
        <text:list-item>
          <text:p text:style-name="P158">Modificar:</text:p>
          <text:list>
            <text:list-item>
              <text:p text:style-name="P161">incluir en crear trb de entradas de raspberry que se escriba el monitor y el identificador</text:p>
            </text:list-item>
            <text:list-item>
              <text:p text:style-name="P162">incluir los nemoborna de abb_b21</text:p>
            </text:list-item>
            <text:list-item>
              <text:p text:style-name="P162">incluir los nemoborna de mitsubishi_intesis</text:p>
            </text:list-item>
            <text:list-item>
              <text:p text:style-name="P163">Cuando se programa un <text:s/>borna del dali escribir el subtipo que corresponda, para que luego el trb del soa, espere unos u otros elementos.</text:p>
            </text:list-item>
            <text:list-item>
              <text:p text:style-name="P162">Revisar función de creartrbmitsubishi para que una única función valga para los dos tipos </text:p>
            </text:list-item>
            <text:list-item>
              <text:p text:style-name="P158">crear zona persianas con las nuevas estructuras</text:p>
            </text:list-item>
            <text:list-item>
              <text:p text:style-name="P158">crear zona estor con las nuevas estructuras</text:p>
            </text:list-item>
            <text:list-item>
              <text:p text:style-name="P164">Modificar los triggers de las entradas y salidas para que escriban en el tdato que corresponda</text:p>
            </text:list-item>
            <text:list-item>
              <text:p text:style-name="P158">en script soa.sql</text:p>
              <text:list>
                <text:list-item>
                  <text:p text:style-name="P158">tablas at_home</text:p>
                </text:list-item>
                <text:list-item>
                  <text:p text:style-name="P158">tablas configuraciones</text:p>
                </text:list-item>
                <text:list-item>
                  <text:p text:style-name="P158">tablas programa.</text:p>
                </text:list-item>
                <text:list-item>
                  <text:p text:style-name="P158">Tabla operacion_pis<text:span text:style-name="T58">c</text:span>ina</text:p>
                </text:list-item>
              </text:list>
            </text:list-item>
            <text:list-item>
              <text:p text:style-name="P158">en script sistema.sql</text:p>
              <text:list>
                <text:list-item>
                  <text:p text:style-name="P158">tabla modelos_at_home</text:p>
                </text:list-item>
              </text:list>
            </text:list-item>
            <text:list-item>
              <text:p text:style-name="P162">Añadir en los listados</text:p>
              <text:list>
                <text:list-item>
                  <text:p text:style-name="P162">Trbs ultimos que hemos creado</text:p>
                </text:list-item>
                <text:list-item>
                  <text:p text:style-name="P108">Añadir en el domo el cuadro y los automáticos.</text:p>
                </text:list-item>
              </text:list>
            </text:list-item>
          </text:list>
        </text:list-item>
        <text:list-item>
          <text:p text:style-name="P165">Crear trb de dooya para los estores de pablo</text:p>
        </text:list-item>
        <text:list-item>
          <text:p text:style-name="P192"><text:span text:style-name="T22">Modificar las tablas de es</text:span><text:span text:style-name="T23">tores para dicho trb (tiene brillo y posicion)</text:span></text:p>
        </text:list-item>
        <text:list-item>
          <text:p text:style-name="P193"><text:span text:style-name="T23">D</text:span><text:span text:style-name="T22">ocumentar las tablas de los estores </text:span><text:span text:style-name="T24">y las persianas</text:span></text:p>
        </text:list-item>
        <text:list-item>
          <text:p text:style-name="P166">Sacar script para cambiar en alejandro_somosaguas en las salidas que tienen color el subtipo</text:p>
        </text:list-item>
        <text:list-item>
          <text:p text:style-name="P109">Modificar en el LOA, que cuando se programe un dali escriba el subtipo en iniciarhilostrb</text:p>
        </text:list-item>
        <text:list-item>
          <text:p text:style-name="P167">Añadir domo calefaccion</text:p>
        </text:list-item>
        <text:list-item>
          <text:p text:style-name="P167">Añadir domo refrigeracion</text:p>
        </text:list-item>
        <text:list-item>
          <text:p text:style-name="P167">Modificar cuando se crea un automatico en el socket se escriba en id el ei del cuadro y en element el id del automatico</text:p>
        </text:list-item>
        <text:list-item>
          <text:p text:style-name="P168">Añadir al listado los valores de los cuadros y automaticos programados</text:p>
        </text:list-item>
        <text:list-item>
          <text:p text:style-name="P110">Modificar cuando se crea un clima que co2 si no tiene sea NULL</text:p>
        </text:list-item>
        <text:list-item>
          <text:p text:style-name="P169">Subir ultimo LOA a producción</text:p>
        </text:list-item>
        <text:list-item>
          <text:p text:style-name="P169">Documentar como se programan las cosas.</text:p>
        </text:list-item>
        <text:list-item>
          <text:p text:style-name="P111">Modificar los triggers de los trbs para incluir el nuevo domo (14 calefaccion y 15 refrigeracion)</text:p>
        </text:list-item>
        <text:list-item>
          <text:p text:style-name="P45">Modificado estructuras tabla relacion_refrigeracion</text:p>
        </text:list-item>
        <text:list-item>
          <text:p text:style-name="P45"><text:soft-page-break/>Modificado los triggers de las salidas para que escriban en domo refrigeracion por que ahora tienen dos salidas</text:p>
        </text:list-item>
        <text:list-item>
          <text:p text:style-name="P170">Añadir Crear zona calefaccion</text:p>
        </text:list-item>
        <text:list-item>
          <text:p text:style-name="P170">Añadir Crear zona refrigeracion</text:p>
        </text:list-item>
        <text:list-item>
          <text:p text:style-name="P170">Añadir modificar zona calefaccion</text:p>
        </text:list-item>
        <text:list-item>
          <text:p text:style-name="P170">Añadir modificar zona refrigeracion</text:p>
        </text:list-item>
        <text:list-item>
          <text:p text:style-name="P170">Añadir borrar zona calefacccion</text:p>
        </text:list-item>
        <text:list-item>
          <text:p text:style-name="P170">Añadir borrar zona refrigeracion</text:p>
        </text:list-item>
        <text:list-item>
          <text:p text:style-name="P170">Modificar los sockets cuando se programar un automatico</text:p>
        </text:list-item>
        <text:list-item>
          <text:p text:style-name="P112">Modificar en los dalis de salida que se pueda programar por grupo o por comando para que sume o no 64 <text:s/>al numero introducido</text:p>
        </text:list-item>
        <text:list-item>
          <text:p text:style-name="P171">Añadir en el listado la relacion_luces_compartidas</text:p>
        </text:list-item>
        <text:list-item>
          <text:p text:style-name="P171">Modificar en el listado, no muestra el codigo_tp de los dalis en las luces cuando lee de relacion_luces</text:p>
        </text:list-item>
        <text:list-item>
          <text:p text:style-name="P171">Añadir a los listados los nuevos tipos de domo:</text:p>
          <text:list>
            <text:list-item>
              <text:p text:style-name="P171">calefaccion</text:p>
            </text:list-item>
            <text:list-item>
              <text:p text:style-name="P171">refrigeracion</text:p>
            </text:list-item>
            <text:list-item>
              <text:p text:style-name="P171">cuadro</text:p>
            </text:list-item>
            <text:list-item>
              <text:p text:style-name="P172">automaticos</text:p>
            </text:list-item>
          </text:list>
        </text:list-item>
        <text:list-item>
          <text:p text:style-name="P173">En creartrb da error al incluir lo de monitor e identificador.</text:p>
        </text:list-item>
        <text:list-item>
          <text:p text:style-name="P174">Ver por que en luces tanto en crear como en modificar </text:p>
        </text:list-item>
        <text:list-item>
          <text:p text:style-name="P175">Modificar en modificar luces (intensidad completa) <text:span text:style-name="T59">no me deja seleccionar los dalis (por lo menos no lo muestra)</text:span></text:p>
        </text:list-item>
        <text:list-item>
          <text:p text:style-name="P46">Añadir cuando se programa una consigna que escriba el codigo_tp</text:p>
        </text:list-item>
        <text:list-item>
          <text:p text:style-name="P176">Cuando se programa un clima que escriba null en humedad y co2 si no tienen estos valores</text:p>
        </text:list-item>
        <text:list-item>
          <text:p text:style-name="P5"><text:span text:style-name="T25">Cuando se programa una escena con color en el apagar tiene que escribir NULL, </text:span><text:span text:style-name="T26">ahora escribe 255$255$255 por defecto</text:span></text:p>
        </text:list-item>
        <text:list-item>
          <text:p text:style-name="P177">Cuando se programa una salida del dali que escriba el subtipo que corresponda</text:p>
        </text:list-item>
        <text:list-item>
          <text:p text:style-name="P178">Modificar en crear clima que solo se pueda introducir la temperatura </text:p>
        </text:list-item>
        <text:list-item>
          <text:p text:style-name="P113">Modificar en modificar clima que solo se pueda introducir temperatura</text:p>
        </text:list-item>
      </text:list>
      <text:p text:style-name="P4"/>
      <text:list xml:id="list101854764076208" text:continue-numbering="true" text:style-name="L1">
        <text:list-item>
          <text:p text:style-name="P47">Crear comando Dooya</text:p>
        </text:list-item>
        <text:list-item>
          <text:p text:style-name="P179">Modificar comando Dooya</text:p>
        </text:list-item>
        <text:list-item>
          <text:p text:style-name="P179">Eliminar comando Dooya</text:p>
        </text:list-item>
        <text:list-item>
          <text:p text:style-name="P179">Crear trb Dooya</text:p>
        </text:list-item>
        <text:list-item>
          <text:p text:style-name="P179">Modificar trb Dooya</text:p>
        </text:list-item>
        <text:list-item>
          <text:p text:style-name="P179">Eliminar trb Dooya</text:p>
        </text:list-item>
        <text:list-item>
          <text:p text:style-name="P180">Crear zona estor</text:p>
        </text:list-item>
        <text:list-item>
          <text:p text:style-name="P180">Modificar zona estor</text:p>
        </text:list-item>
        <text:list-item>
          <text:p text:style-name="P180">Eliminar zona estor</text:p>
        </text:list-item>
        <text:list-item>
          <text:p text:style-name="P180">Crear zona persianas</text:p>
        </text:list-item>
        <text:list-item>
          <text:p text:style-name="P180">Modificar zona persianas</text:p>
        </text:list-item>
        <text:list-item>
          <text:p text:style-name="P180">Eliminar zona persianas</text:p>
        </text:list-item>
        <text:list-item>
          <text:p text:style-name="P181">Añadir Ambientes y Rutinas (también hay que añadir que pueda ser general de toda la casa)</text:p>
        </text:list-item>
        <text:list-item>
          <text:p text:style-name="P181">At_home (ver que es lo que tenemos que montar)</text:p>
        </text:list-item>
        <text:list-item>
          <text:p text:style-name="P48">Modificar en crear escenas:</text:p>
          <text:list>
            <text:list-item>
              <text:list>
                <text:list-item>
                  <text:p text:style-name="P48">Apagar</text:p>
                </text:list-item>
                <text:list-item>
                  <text:p text:style-name="P48">Maxima → 100 %</text:p>
                </text:list-item>
                <text:list-item>
                  <text:p text:style-name="P48">standard → 70 %</text:p>
                </text:list-item>
                <text:list-item>
                  <text:p text:style-name="P48">slow → 50 %</text:p>
                </text:list-item>
                <text:list-item>
                  <text:p text:style-name="P48">romantic → 40 %</text:p>
                </text:list-item>
                <text:list-item>
                  <text:p text:style-name="P49">relax → 30 %</text:p>
                </text:list-item>
              </text:list>
            </text:list-item>
          </text:list>
        </text:list-item>
        <text:list-item>
          <text:p text:style-name="P182">Revisar que en crear clima, cuando no queremos nada mas que la temperatura, escriba -1 en estado.</text:p>
        </text:list-item>
        <text:list-item>
          <text:p text:style-name="P183">Incluir en crear fancoil, que se pueda programar solo la temperatura, como hemos puesto en el clima</text:p>
        </text:list-item>
        <text:list-item>
          <text:p text:style-name="P183">Idem al paso anterior en calefaccion.</text:p>
        </text:list-item>
        <text:list-item>
          <text:p text:style-name="P184">Ambientes</text:p>
          <text:list>
            <text:list-item>
              <text:p text:style-name="P184">Crearlo por Home</text:p>
            </text:list-item>
            <text:list-item>
              <text:p text:style-name="P184">Añadir el fancoil</text:p>
            </text:list-item>
            <text:list-item>
              <text:p text:style-name="P184">Añadir la calefacción</text:p>
            </text:list-item>
            <text:list-item>
              <text:p text:style-name="P184">Añadir la refrigeración</text:p>
            </text:list-item>
            <text:list-item>
              <text:p text:style-name="P114">Añadir las cortinas</text:p>
            </text:list-item>
          </text:list>
        </text:list-item>
        <text:list-item>
          <text:p text:style-name="P116">Modificar en luces compartidas que la segunda luz no escriba los codigos rb y codigo_tp, incluir en el crear y em el modificar luces compartida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D:</text:p>
      <text:list xml:id="list1689746000" text:style-name="L2">
        <text:list-item>
          <text:p text:style-name="P159">Modificar las tablas de persianas, relacion_persianas y operacion_persianas</text:p>
        </text:list-item>
        <text:list-item>
          <text:p text:style-name="P160">Modificar las tablas de estor, relacion_estor y operacion_estores</text:p>
        </text:list-item>
        <text:list-item>
          <text:p text:style-name="P160">Crear la tabla de operacion_piscina con (estado_luz, estado_cobertor y estado_depuracion)</text:p>
        </text:list-item>
        <text:list-item>
          <text:p text:style-name="P160">Documentar las nuevas estructuras de estor</text:p>
        </text:list-item>
        <text:list-item>
          <text:p text:style-name="P160">Documentar las nuevas estructuras de persianas</text:p>
        </text:list-item>
        <text:list-item>
          <text:p text:style-name="P160">Subir/<text:span text:style-name="T57">modificar</text:span> a la wiki documentacion de :</text:p>
          <text:list>
            <text:list-item>
              <text:p text:style-name="P160">tablas de at_home</text:p>
            </text:list-item>
            <text:list-item>
              <text:p text:style-name="P160">tablas de configuraciones</text:p>
            </text:list-item>
            <text:list-item>
              <text:p text:style-name="P160">tablas de programa</text:p>
            </text:list-item>
            <text:list-item>
              <text:p text:style-name="P160">tablas de persianas</text:p>
            </text:list-item>
            <text:list-item>
              <text:p text:style-name="P160">tablas de estores</text:p>
            </text:list-item>
            <text:list-item>
              <text:p text:style-name="P160">tabla de operacion_piscina</text:p>
            </text:list-item>
            <text:list-item>
              <text:p text:style-name="P160">LOA</text:p>
              <text:list>
                <text:list-item>
                  <text:p text:style-name="P160">crearauto</text:p>
                </text:list-item>
                <text:list-item>
                  <text:p text:style-name="P160">modificarauto</text:p>
                </text:list-item>
                <text:list-item>
                  <text:p text:style-name="P160">borrarauto</text:p>
                </text:list-item>
              </text:list>
            </text:list-item>
            <text:list-item>
              <text:p text:style-name="P185">Señales penelope</text:p>
            </text:list-item>
            <text:list-item>
              <text:p text:style-name="P185">Sockets:</text:p>
              <text:list>
                <text:list-item>
                  <text:p text:style-name="P185">modificar en estor el tipo de position por status</text:p>
                </text:list-item>
                <text:list-item>
                  <text:p text:style-name="P115">crear socket para las persianas (idem a estor) con nemo 4 y en tipo 0 → status y 1 → dim</text:p>
                </text:list-item>
              </text:list>
            </text:list-item>
          </text:list>
        </text:list-item>
      </text:list>
      <text:list xml:id="list101855124199151" text:continue-list="list101854764076208" text:style-name="L1">
        <text:list-item>
          <text:p text:style-name="P91">Añadir a los listado a que grupo y/o subgrupo pertenece cada estancia igual que tengo por plan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17cm" fo:margin-right="1.02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1:56:06.858978290</meta:creation-date>
    <dc:date>2023-08-03T10:18:54.236575458</dc:date>
    <meta:editing-duration>PT35M6S</meta:editing-duration>
    <meta:editing-cycles>39</meta:editing-cycles>
    <meta:generator>LibreOffice/7.3.7.2$Linux_X86_64 LibreOffice_project/30$Build-2</meta:generator>
    <meta:document-statistic meta:table-count="0" meta:image-count="0" meta:object-count="0" meta:page-count="11" meta:paragraph-count="426" meta:word-count="4231" meta:character-count="24929" meta:non-whitespace-character-count="21504"/>
  </office:meta>
</office:document-meta>
</file>